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24.92mm"/>
    </style:style>
    <style:style style:name="co3" style:family="table-column">
      <style:table-column-properties fo:break-before="auto" style:column-width="22.38mm"/>
    </style:style>
    <style:style style:name="co4" style:family="table-column">
      <style:table-column-properties fo:break-before="auto" style:column-width="23.79mm"/>
    </style:style>
    <style:style style:name="co5" style:family="table-column">
      <style:table-column-properties fo:break-before="auto" style:column-width="24.36mm"/>
    </style:style>
    <style:style style:name="co6" style:family="table-column">
      <style:table-column-properties fo:break-before="auto" style:column-width="24.06mm"/>
    </style:style>
    <style:style style:name="co7" style:family="table-column">
      <style:table-column-properties fo:break-before="auto" style:column-width="22.12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2.68mm"/>
    </style:style>
    <style:style style:name="co10" style:family="table-column">
      <style:table-column-properties fo:break-before="auto" style:column-width="24.62mm"/>
    </style:style>
    <style:style style:name="co11" style:family="table-column">
      <style:table-column-properties fo:break-before="auto" style:column-width="23.25mm"/>
    </style:style>
    <style:style style:name="co12" style:family="table-column">
      <style:table-column-properties fo:break-before="auto" style:column-width="21.8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5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4mm" fo:break-before="auto" style:use-optimal-row-height="false"/>
    </style:style>
    <style:style style:name="ro6" style:family="table-row">
      <style:table-row-properties style:row-height="8.27mm" fo:break-before="auto" style:use-optimal-row-height="false"/>
    </style:style>
    <style:style style:name="ro7" style:family="table-row">
      <style:table-row-properties style:row-height="9.33mm" fo:break-before="auto" style:use-optimal-row-height="false"/>
    </style:style>
    <style:style style:name="ro8" style:family="table-row">
      <style:table-row-properties style:row-height="8.73mm" fo:break-before="auto" style:use-optimal-row-height="false"/>
    </style:style>
    <style:style style:name="ro9" style:family="table-row">
      <style:table-row-properties style:row-height="7.81mm" fo:break-before="auto" style:use-optimal-row-height="false"/>
    </style:style>
    <style:style style:name="ro10" style:family="table-row">
      <style:table-row-properties style:row-height="8.87mm" fo:break-before="auto" style:use-optimal-row-height="false"/>
    </style:style>
    <style:style style:name="ro11" style:family="table-row">
      <style:table-row-properties style:row-height="7.02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77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9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06人口增加_26_出生死亡結離婚及率103.01" style:data-style-name="N14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4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4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4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3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06人口增加_26_出生死亡結離婚及率103.01" style:data-style-name="N148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T1" style:family="text">
      <style:text-properties style:text-position="0%" style:font-name-complex="細明體" style:font-style-complex="normal" style:font-name="細明體" style:font-style-asian="normal" style:font-weight-complex="normal" style:font-weight-asian="normal" style:font-size-complex="12pt" style:font-size-asian="12pt" fo:font-style="normal" style:text-line-through-type="none" style:text-underline-style="none" style:text-underline-color="font-color" fo:font-weight="normal" fo:font-size="12pt" fo:text-shadow="none" style:text-outline="false"/>
    </style:style>
    <style:style style:name="T2" style:family="text">
      <style:text-properties style:text-position="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style:text-outline="false" style:font-size-complex="14pt" style:font-size-asian="14pt" fo:font-size="14pt"/>
    </style:style>
    <style:style style:name="T3" style:family="text">
      <style:text-properties style:text-position="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style:text-outline="false" fo:font-size="12pt" style:font-size-asian="12pt" style:font-size-complex="12pt"/>
    </style:style>
    <style:style style:name="T4" style:family="text">
      <style:text-properties style:text-position="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style:text-outline="false" fo:font-size="14pt" style:font-size-asian="14pt" style:font-size-complex="14pt"/>
    </style:style>
    <style:style style:name="T5" style:family="text">
      <style:text-properties style:text-position="0%" style:font-name="微軟正黑體" style:font-style-asian="normal" style:font-weight-complex="normal" style:font-weight-asian="normal" style:font-size-complex="12pt" style:font-size-asian="12pt" style:font-name-complex="微軟正黑體" fo:text-shadow="non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6" style:family="text">
      <style:text-properties style:text-position="0%" style:font-style-asian="normal" style:font-weight-complex="normal" style:font-weight-asian="normal" style:font-size-complex="12pt" style:font-size-asian="12pt" fo:text-shadow="non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3" table:default-cell-style-name="ce2"/>
        <table:table-column table:style-name="co9" table:default-cell-style-name="ce2"/>
        <table:table-column table:style-name="co12" table:number-columns-repeated="238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<text:s text:c="3"/>人口增加、自然增加、出生、死亡、結婚、離婚數及其比率統計表 <text:s text:c="6"/></text:p>
          </table:table-cell>
          <table:covered-table-cell table:number-columns-repeated="18" table:style-name="ce1"/>
          <table:table-cell table:number-columns-repeated="1005"/>
        </table:table-row>
        <table:table-row table:style-name="ro2">
          <table:table-cell/>
          <table:table-cell table:style-name="ce12" table:number-columns-repeated="2"/>
          <table:table-cell table:style-name="ce25"/>
          <table:table-cell table:style-name="ce12" table:number-columns-repeated="2"/>
          <table:table-cell table:style-name="ce31" office:value-type="string" office:string-value="      中 華 民 國 107 年 10 月 份" calcext:value-type="string">
            <text:p><text:s text:c="7"/>中 華 民 國 107 年 10 月 份 </text:p>
          </table:table-cell>
          <table:table-cell table:style-name="ce12" table:number-columns-repeated="10"/>
          <table:table-cell table:style-name="ce35" office:value-type="string" calcext:value-type="string">
            <text:p><text:s text:c="14"/>單位：人；‰；對</text:p>
          </table:table-cell>
          <table:table-cell table:style-name="ce12"/>
          <table:table-cell table:number-columns-repeated="1005"/>
        </table:table-row>
        <table:table-row table:style-name="ro3">
          <table:table-cell table:style-name="ce3"/>
          <table:table-cell table:style-name="ce13" office:value-type="string" office:string-value="較上月底人口增加" calcext:value-type="string" table:number-columns-spanned="3" table:number-rows-spanned="1">
            <text:p><text:s/>較上月底人口增加 </text:p>
          </table:table-cell>
          <table:covered-table-cell table:number-columns-repeated="2" table:style-name="ce13"/>
          <table:table-cell table:style-name="ce13" office:value-type="string" office:string-value="自　然　增　加 " calcext:value-type="string" table:number-columns-spanned="3" table:number-rows-spanned="1">
            <text:p><text:s/>自　然　增　加 <text:s/></text:p>
          </table:table-cell>
          <table:covered-table-cell table:number-columns-repeated="2" table:style-name="ce13"/>
          <table:table-cell table:style-name="ce13" office:value-type="string" office:string-value="出　　　　生" calcext:value-type="string" table:number-columns-spanned="3" table:number-rows-spanned="1">
            <text:p><text:s/>出　　　　生 </text:p>
          </table:table-cell>
          <table:covered-table-cell table:number-columns-repeated="2" table:style-name="ce13"/>
          <table:table-cell table:style-name="ce32" office:value-type="string" calcext:value-type="string" table:number-columns-spanned="3" table:number-rows-spanned="1">
            <text:p><text:span text:style-name="T5"> </text:span><text:span text:style-name="T6">死　　　　亡</text:span></text:p>
          </table:table-cell>
          <table:covered-table-cell table:number-columns-repeated="2" table:style-name="ce32"/>
          <table:table-cell table:style-name="ce13" office:value-type="string" office:string-value="結　　　　婚" calcext:value-type="string" table:number-columns-spanned="3" table:number-rows-spanned="1">
            <text:p><text:s/>結　　　　婚 </text:p>
          </table:table-cell>
          <table:covered-table-cell table:number-columns-repeated="2" table:style-name="ce13"/>
          <table:table-cell table:style-name="ce34" office:value-type="string" office:string-value="離　　　　婚" calcext:value-type="string" table:number-columns-spanned="3" table:number-rows-spanned="1">
            <text:p><text:s/>離　　　　婚 </text:p>
          </table:table-cell>
          <table:covered-table-cell table:number-columns-repeated="2" table:style-name="ce34"/>
          <table:table-cell table:number-columns-repeated="1005"/>
        </table:table-row>
        <table:table-row table:style-name="ro4">
          <table:table-cell table:style-name="ce4" office:value-type="string" calcext:value-type="string">
            <text:p>區 <text:s/>域 <text:s/>別</text:p>
          </table:table-cell>
          <table:table-cell table:style-name="ce14" office:value-type="string" calcext:value-type="string">
            <text:p>月增加</text:p>
          </table:table-cell>
          <table:table-cell table:style-name="ce21" office:value-type="string" calcext:value-type="string" table:number-columns-spanned="1" table:number-rows-spanned="2">
            <text:p>月增加率</text:p>
          </table:table-cell>
          <table:table-cell table:style-name="ce26" office:value-type="string" calcext:value-type="string">
            <text:p>折合年</text:p>
          </table:table-cell>
          <table:table-cell table:style-name="ce21" office:value-type="string" calcext:value-type="string" table:number-columns-spanned="1" table:number-rows-spanned="2">
            <text:p>人口數</text:p>
          </table:table-cell>
          <table:table-cell table:style-name="ce21" office:value-type="string" calcext:value-type="string" table:number-columns-spanned="1" table:number-rows-spanned="2">
            <text:p>月增加率</text:p>
          </table:table-cell>
          <table:table-cell table:style-name="ce14" office:value-type="string" calcext:value-type="string">
            <text:p>折合年</text:p>
          </table:table-cell>
          <table:table-cell table:style-name="ce21" office:value-type="string" calcext:value-type="string" table:number-columns-spanned="1" table:number-rows-spanned="2">
            <text:p>出生數</text:p>
          </table:table-cell>
          <table:table-cell table:style-name="ce21" office:value-type="string" calcext:value-type="string" table:number-columns-spanned="1" table:number-rows-spanned="2">
            <text:p>月出生率</text:p>
          </table:table-cell>
          <table:table-cell table:style-name="ce14" office:value-type="string" calcext:value-type="string">
            <text:p>折合年</text:p>
          </table:table-cell>
          <table:table-cell table:style-name="ce21" office:value-type="string" calcext:value-type="string" table:number-columns-spanned="1" table:number-rows-spanned="2">
            <text:p>死亡數</text:p>
          </table:table-cell>
          <table:table-cell table:style-name="ce21" office:value-type="string" calcext:value-type="string" table:number-columns-spanned="1" table:number-rows-spanned="2">
            <text:p>月死亡率</text:p>
          </table:table-cell>
          <table:table-cell table:style-name="ce14" office:value-type="string" calcext:value-type="string">
            <text:p>折合年</text:p>
          </table:table-cell>
          <table:table-cell table:style-name="ce14" office:value-type="string" calcext:value-type="string">
            <text:p>結婚</text:p>
          </table:table-cell>
          <table:table-cell table:style-name="ce21" office:value-type="string" calcext:value-type="string" table:number-columns-spanned="1" table:number-rows-spanned="2">
            <text:p>月結婚率</text:p>
          </table:table-cell>
          <table:table-cell table:style-name="ce14" office:value-type="string" calcext:value-type="string">
            <text:p>折合年</text:p>
          </table:table-cell>
          <table:table-cell table:style-name="ce14" office:value-type="string" calcext:value-type="string">
            <text:p>離婚</text:p>
          </table:table-cell>
          <table:table-cell table:style-name="ce21" office:value-type="string" calcext:value-type="string" table:number-columns-spanned="1" table:number-rows-spanned="2">
            <text:p>月離婚率</text:p>
          </table:table-cell>
          <table:table-cell table:style-name="ce14" office:value-type="string" calcext:value-type="string">
            <text:p>折合年</text:p>
          </table:table-cell>
          <table:table-cell table:number-columns-repeated="1005"/>
        </table:table-row>
        <table:table-row table:style-name="ro4">
          <table:table-cell table:style-name="ce5"/>
          <table:table-cell table:style-name="ce15" office:value-type="string" calcext:value-type="string">
            <text:p>人口數</text:p>
          </table:table-cell>
          <table:covered-table-cell table:style-name="ce21"/>
          <table:table-cell table:style-name="ce27" office:value-type="string" calcext:value-type="string">
            <text:p>增加率</text:p>
          </table:table-cell>
          <table:covered-table-cell table:number-columns-repeated="2" table:style-name="ce21"/>
          <table:table-cell table:style-name="ce15" office:value-type="string" calcext:value-type="string">
            <text:p>增加率</text:p>
          </table:table-cell>
          <table:covered-table-cell table:number-columns-repeated="2" table:style-name="ce21"/>
          <table:table-cell table:style-name="ce15" office:value-type="string" calcext:value-type="string">
            <text:p>出生率</text:p>
          </table:table-cell>
          <table:covered-table-cell table:number-columns-repeated="2" table:style-name="ce21"/>
          <table:table-cell table:style-name="ce15" office:value-type="string" calcext:value-type="string">
            <text:p>死亡率</text:p>
          </table:table-cell>
          <table:table-cell table:style-name="ce15" office:value-type="string" calcext:value-type="string">
            <text:p>對數</text:p>
          </table:table-cell>
          <table:covered-table-cell table:style-name="ce21"/>
          <table:table-cell table:style-name="ce15" office:value-type="string" calcext:value-type="string">
            <text:p>結婚率</text:p>
          </table:table-cell>
          <table:table-cell table:style-name="ce15" office:value-type="string" calcext:value-type="string">
            <text:p>對數</text:p>
          </table:table-cell>
          <table:covered-table-cell table:style-name="ce21"/>
          <table:table-cell table:style-name="ce15" office:value-type="string" calcext:value-type="string">
            <text:p>離婚率</text:p>
          </table:table-cell>
          <table:table-cell table:number-columns-repeated="1005"/>
        </table:table-row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6" office:value-type="float" office:value="3345" calcext:value-type="float">
            <text:p><text:s text:c="3"/>3,345 </text:p>
          </table:table-cell>
          <table:table-cell table:style-name="ce22" office:value-type="float" office:value="0.141872620187528" calcext:value-type="float">
            <text:p><text:s text:c="3"/>0.14 </text:p>
          </table:table-cell>
          <table:table-cell table:style-name="ce22" office:value-type="float" office:value="1.67043568930477" calcext:value-type="float">
            <text:p><text:s text:c="3"/>1.67 </text:p>
          </table:table-cell>
          <table:table-cell table:style-name="ce16" office:value-type="float" office:value="1871" calcext:value-type="float">
            <text:p><text:s text:c="3"/>1,871 </text:p>
          </table:table-cell>
          <table:table-cell table:style-name="ce22" office:value-type="float" office:value="0.07934972918141" calcext:value-type="float">
            <text:p><text:s text:c="3"/>0.08 </text:p>
          </table:table-cell>
          <table:table-cell table:style-name="ce22" office:value-type="float" office:value="0.934279069394021" calcext:value-type="float">
            <text:p><text:s text:c="3"/>0.93 </text:p>
          </table:table-cell>
          <table:table-cell table:style-name="ce16" office:value-type="float" office:value="16793" calcext:value-type="float">
            <text:p><text:s text:c="3"/>16,793 </text:p>
          </table:table-cell>
          <table:table-cell table:style-name="ce22" office:value-type="float" office:value="0.71219668740963" calcext:value-type="float">
            <text:p><text:s text:c="3"/>0.71 </text:p>
          </table:table-cell>
          <table:table-cell table:style-name="ce22" office:value-type="float" office:value="8.38554164208113" calcext:value-type="float">
            <text:p><text:s text:c="3"/>8.39 </text:p>
          </table:table-cell>
          <table:table-cell table:style-name="ce16" office:value-type="float" office:value="14922" calcext:value-type="float">
            <text:p><text:s text:c="3"/>14,922 </text:p>
          </table:table-cell>
          <table:table-cell table:style-name="ce22" office:value-type="float" office:value="0.63284695822822" calcext:value-type="float">
            <text:p><text:s text:c="3"/>0.63 </text:p>
          </table:table-cell>
          <table:table-cell table:style-name="ce22" office:value-type="float" office:value="7.45126257268711" calcext:value-type="float">
            <text:p><text:s text:c="3"/>7.45 </text:p>
          </table:table-cell>
          <table:table-cell table:style-name="ce16" office:value-type="float" office:value="14139" calcext:value-type="float">
            <text:p><text:s text:c="3"/>14,139 </text:p>
          </table:table-cell>
          <table:table-cell table:style-name="ce22" office:value-type="float" office:value="0.599639669105268" calcext:value-type="float">
            <text:p><text:s text:c="3"/>0.60 </text:p>
          </table:table-cell>
          <table:table-cell table:style-name="ce22" office:value-type="float" office:value="7.06027352333622" calcext:value-type="float">
            <text:p><text:s text:c="3"/>7.06 </text:p>
          </table:table-cell>
          <table:table-cell table:style-name="ce16" office:value-type="float" office:value="4769" calcext:value-type="float">
            <text:p><text:s text:c="3"/>4,769 </text:p>
          </table:table-cell>
          <table:table-cell table:style-name="ce22" office:value-type="float" office:value="0.202254868234177" calcext:value-type="float">
            <text:p><text:s text:c="3"/>0.20 </text:p>
          </table:table-cell>
          <table:table-cell table:style-name="ce36" office:value-type="float" office:value="2.38138796469272" calcext:value-type="float">
            <text:p><text:s text:c="3"/>2.38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6" office:value-type="float" office:value="880" calcext:value-type="float">
            <text:p><text:s text:c="3"/>880 </text:p>
          </table:table-cell>
          <table:table-cell table:style-name="ce22" office:value-type="float" office:value="0.220473411532914" calcext:value-type="float">
            <text:p><text:s text:c="3"/>0.22 </text:p>
          </table:table-cell>
          <table:table-cell table:style-name="ce22" office:value-type="float" office:value="2.59589661966173" calcext:value-type="float">
            <text:p><text:s text:c="3"/>2.60 </text:p>
          </table:table-cell>
          <table:table-cell table:style-name="ce28" office:value-type="float" office:value="550" calcext:value-type="float">
            <text:p><text:s text:c="3"/>550 </text:p>
          </table:table-cell>
          <table:table-cell table:style-name="ce22" office:value-type="float" office:value="0.137780693718278" calcext:value-type="float">
            <text:p><text:s text:c="3"/>0.14 </text:p>
          </table:table-cell>
          <table:table-cell table:style-name="ce22" office:value-type="float" office:value="1.62225655507004" calcext:value-type="float">
            <text:p><text:s text:c="3"/>1.62 </text:p>
          </table:table-cell>
          <table:table-cell table:style-name="ce28" office:value-type="float" office:value="2606" calcext:value-type="float">
            <text:p><text:s text:c="3"/>2,606 </text:p>
          </table:table-cell>
          <table:table-cell table:style-name="ce22" office:value-type="float" office:value="0.652829977872421" calcext:value-type="float">
            <text:p><text:s text:c="3"/>0.65 </text:p>
          </table:table-cell>
          <table:table-cell table:style-name="ce22" office:value-type="float" office:value="7.68654651365915" calcext:value-type="float">
            <text:p><text:s text:c="3"/>7.69 </text:p>
          </table:table-cell>
          <table:table-cell table:style-name="ce28" office:value-type="float" office:value="2056" calcext:value-type="float">
            <text:p><text:s text:c="3"/>2,056 </text:p>
          </table:table-cell>
          <table:table-cell table:style-name="ce22" office:value-type="float" office:value="0.515049284154143" calcext:value-type="float">
            <text:p><text:s text:c="3"/>0.52 </text:p>
          </table:table-cell>
          <table:table-cell table:style-name="ce22" office:value-type="float" office:value="6.0642899585891" calcext:value-type="float">
            <text:p><text:s text:c="3"/>6.06 </text:p>
          </table:table-cell>
          <table:table-cell table:style-name="ce28" office:value-type="float" office:value="2480" calcext:value-type="float">
            <text:p><text:s text:c="3"/>2,480 </text:p>
          </table:table-cell>
          <table:table-cell table:style-name="ce22" office:value-type="float" office:value="0.621265673493324" calcext:value-type="float">
            <text:p><text:s text:c="3"/>0.62 </text:p>
          </table:table-cell>
          <table:table-cell table:style-name="ce22" office:value-type="float" office:value="7.31490228467946" calcext:value-type="float">
            <text:p><text:s text:c="3"/>7.31 </text:p>
          </table:table-cell>
          <table:table-cell table:style-name="ce28" office:value-type="float" office:value="832" calcext:value-type="float">
            <text:p><text:s text:c="3"/>832 </text:p>
          </table:table-cell>
          <table:table-cell table:style-name="ce22" office:value-type="float" office:value="0.208424613042922" calcext:value-type="float">
            <text:p><text:s text:c="3"/>0.21 </text:p>
          </table:table-cell>
          <table:table-cell table:style-name="ce36" office:value-type="float" office:value="2.45403173421505" calcext:value-type="float">
            <text:p><text:s text:c="3"/>2.45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6" office:value-type="float" office:value="235" calcext:value-type="float">
            <text:p><text:s text:c="3"/>235 </text:p>
          </table:table-cell>
          <table:table-cell table:style-name="ce22" office:value-type="float" office:value="0.0880268830354966" calcext:value-type="float">
            <text:p><text:s text:c="3"/>0.09 </text:p>
          </table:table-cell>
          <table:table-cell table:style-name="ce22" office:value-type="float" office:value="1.03644555832117" calcext:value-type="float">
            <text:p><text:s text:c="3"/>1.04 </text:p>
          </table:table-cell>
          <table:table-cell table:style-name="ce28" office:value-type="float" office:value="532" calcext:value-type="float">
            <text:p><text:s text:c="3"/>532 </text:p>
          </table:table-cell>
          <table:table-cell table:style-name="ce22" office:value-type="float" office:value="0.199269109373832" calcext:value-type="float">
            <text:p><text:s text:c="3"/>0.20 </text:p>
          </table:table-cell>
          <table:table-cell table:style-name="ce22" office:value-type="float" office:value="2.34623306198222" calcext:value-type="float">
            <text:p><text:s text:c="3"/>2.35 </text:p>
          </table:table-cell>
          <table:table-cell table:style-name="ce28" office:value-type="float" office:value="2059" calcext:value-type="float">
            <text:p><text:s text:c="3"/>2,059 </text:p>
          </table:table-cell>
          <table:table-cell table:style-name="ce22" office:value-type="float" office:value="0.771231383835942" calcext:value-type="float">
            <text:p><text:s text:c="3"/>0.77 </text:p>
          </table:table-cell>
          <table:table-cell table:style-name="ce22" office:value-type="float" office:value="9.0806275838748" calcext:value-type="float">
            <text:p><text:s text:c="3"/>9.08 </text:p>
          </table:table-cell>
          <table:table-cell table:style-name="ce28" office:value-type="float" office:value="1527" calcext:value-type="float">
            <text:p><text:s text:c="3"/>1,527 </text:p>
          </table:table-cell>
          <table:table-cell table:style-name="ce22" office:value-type="float" office:value="0.571962274462109" calcext:value-type="float">
            <text:p><text:s text:c="3"/>0.57 </text:p>
          </table:table-cell>
          <table:table-cell table:style-name="ce22" office:value-type="float" office:value="6.73439452189258" calcext:value-type="float">
            <text:p><text:s text:c="3"/>6.73 </text:p>
          </table:table-cell>
          <table:table-cell table:style-name="ce28" office:value-type="float" office:value="1544" calcext:value-type="float">
            <text:p><text:s text:c="3"/>1,544 </text:p>
          </table:table-cell>
          <table:table-cell table:style-name="ce22" office:value-type="float" office:value="0.57832989637819" calcext:value-type="float">
            <text:p><text:s text:c="3"/>0.58 </text:p>
          </table:table-cell>
          <table:table-cell table:style-name="ce22" office:value-type="float" office:value="6.80936813477547" calcext:value-type="float">
            <text:p><text:s text:c="3"/>6.81 </text:p>
          </table:table-cell>
          <table:table-cell table:style-name="ce28" office:value-type="float" office:value="462" calcext:value-type="float">
            <text:p><text:s text:c="3"/>462 </text:p>
          </table:table-cell>
          <table:table-cell table:style-name="ce22" office:value-type="float" office:value="0.173049489719381" calcext:value-type="float">
            <text:p><text:s text:c="3"/>0.17 </text:p>
          </table:table-cell>
          <table:table-cell table:style-name="ce36" office:value-type="float" office:value="2.03751818540561" calcext:value-type="float">
            <text:p><text:s text:c="3"/>2.04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桃園市" calcext:value-type="string">
            <text:p><text:s/>桃園市 </text:p>
          </table:table-cell>
          <table:table-cell table:style-name="ce16" office:value-type="float" office:value="2236" calcext:value-type="float">
            <text:p><text:s text:c="3"/>2,236 </text:p>
          </table:table-cell>
          <table:table-cell table:style-name="ce22" office:value-type="float" office:value="1.01022012045836" calcext:value-type="float">
            <text:p><text:s text:c="3"/>1.01 </text:p>
          </table:table-cell>
          <table:table-cell table:style-name="ce22" office:value-type="float" office:value="11.8945272247516" calcext:value-type="float">
            <text:p><text:s text:c="3"/>11.89 </text:p>
          </table:table-cell>
          <table:table-cell table:style-name="ce28" office:value-type="float" office:value="1022" calcext:value-type="float">
            <text:p><text:s text:c="3"/>1,022 </text:p>
          </table:table-cell>
          <table:table-cell table:style-name="ce22" office:value-type="float" office:value="0.46150435064938" calcext:value-type="float">
            <text:p><text:s text:c="3"/>0.46 </text:p>
          </table:table-cell>
          <table:table-cell table:style-name="ce22" office:value-type="float" office:value="5.43384154796851" calcext:value-type="float">
            <text:p><text:s text:c="3"/>5.43 </text:p>
          </table:table-cell>
          <table:table-cell table:style-name="ce28" office:value-type="float" office:value="2117" calcext:value-type="float">
            <text:p><text:s text:c="3"/>2,117 </text:p>
          </table:table-cell>
          <table:table-cell table:style-name="ce22" office:value-type="float" office:value="0.955973297773716" calcext:value-type="float">
            <text:p><text:s text:c="3"/>0.96 </text:p>
          </table:table-cell>
          <table:table-cell table:style-name="ce22" office:value-type="float" office:value="11.2558146350776" calcext:value-type="float">
            <text:p><text:s text:c="3"/>11.26 </text:p>
          </table:table-cell>
          <table:table-cell table:style-name="ce28" office:value-type="float" office:value="1095" calcext:value-type="float">
            <text:p><text:s text:c="3"/>1,095 </text:p>
          </table:table-cell>
          <table:table-cell table:style-name="ce22" office:value-type="float" office:value="0.494468947124336" calcext:value-type="float">
            <text:p><text:s text:c="3"/>0.49 </text:p>
          </table:table-cell>
          <table:table-cell table:style-name="ce22" office:value-type="float" office:value="5.82197308710911" calcext:value-type="float">
            <text:p><text:s text:c="3"/>5.82 </text:p>
          </table:table-cell>
          <table:table-cell table:style-name="ce28" office:value-type="float" office:value="1559" calcext:value-type="float">
            <text:p><text:s text:c="3"/>1,559 </text:p>
          </table:table-cell>
          <table:table-cell table:style-name="ce22" office:value-type="float" office:value="0.703997341156931" calcext:value-type="float">
            <text:p><text:s text:c="3"/>0.70 </text:p>
          </table:table-cell>
          <table:table-cell table:style-name="ce22" office:value-type="float" office:value="8.28900095233161" calcext:value-type="float">
            <text:p><text:s text:c="3"/>8.29 </text:p>
          </table:table-cell>
          <table:table-cell table:style-name="ce28" office:value-type="float" office:value="512" calcext:value-type="float">
            <text:p><text:s text:c="3"/>512 </text:p>
          </table:table-cell>
          <table:table-cell table:style-name="ce22" office:value-type="float" office:value="0.231203745139415" calcext:value-type="float">
            <text:p><text:s text:c="3"/>0.23 </text:p>
          </table:table-cell>
          <table:table-cell table:style-name="ce36" office:value-type="float" office:value="2.72223764438344" calcext:value-type="float">
            <text:p><text:s text:c="3"/>2.72 </text:p>
          </table:table-cell>
          <table:table-cell table:number-columns-repeated="1005"/>
        </table:table-row>
        <table:table-row table:style-name="ro5">
          <table:table-cell table:style-name="ce6" office:value-type="string" office:string-value="臺中市" calcext:value-type="string">
            <text:p><text:s/>臺中市 </text:p>
          </table:table-cell>
          <table:table-cell table:style-name="ce16" office:value-type="float" office:value="1380" calcext:value-type="float">
            <text:p><text:s text:c="3"/>1,380 </text:p>
          </table:table-cell>
          <table:table-cell table:style-name="ce22" office:value-type="float" office:value="0.49323164660024" calcext:value-type="float">
            <text:p><text:s text:c="3"/>0.49 </text:p>
          </table:table-cell>
          <table:table-cell table:style-name="ce22" office:value-type="float" office:value="5.80740487126089" calcext:value-type="float">
            <text:p><text:s text:c="3"/>5.81 </text:p>
          </table:table-cell>
          <table:table-cell table:style-name="ce28" office:value-type="float" office:value="610" calcext:value-type="float">
            <text:p><text:s text:c="3"/>610 </text:p>
          </table:table-cell>
          <table:table-cell table:style-name="ce22" office:value-type="float" office:value="0.217968929779701" calcext:value-type="float">
            <text:p><text:s text:c="3"/>0.22 </text:p>
          </table:table-cell>
          <table:table-cell table:style-name="ce22" office:value-type="float" office:value="2.566408366761" calcext:value-type="float">
            <text:p><text:s text:c="3"/>2.57 </text:p>
          </table:table-cell>
          <table:table-cell table:style-name="ce28" office:value-type="float" office:value="2133" calcext:value-type="float">
            <text:p><text:s text:c="3"/>2,133 </text:p>
          </table:table-cell>
          <table:table-cell table:style-name="ce22" office:value-type="float" office:value="0.762176602000169" calcext:value-type="float">
            <text:p><text:s text:c="3"/>0.76 </text:p>
          </table:table-cell>
          <table:table-cell table:style-name="ce22" office:value-type="float" office:value="8.97401483000199" calcext:value-type="float">
            <text:p><text:s text:c="3"/>8.97 </text:p>
          </table:table-cell>
          <table:table-cell table:style-name="ce28" office:value-type="float" office:value="1523" calcext:value-type="float">
            <text:p><text:s text:c="3"/>1,523 </text:p>
          </table:table-cell>
          <table:table-cell table:style-name="ce22" office:value-type="float" office:value="0.544207672220467" calcext:value-type="float">
            <text:p><text:s text:c="3"/>0.54 </text:p>
          </table:table-cell>
          <table:table-cell table:style-name="ce22" office:value-type="float" office:value="6.40760646324099" calcext:value-type="float">
            <text:p><text:s text:c="3"/>6.41 </text:p>
          </table:table-cell>
          <table:table-cell table:style-name="ce28" office:value-type="float" office:value="1839" calcext:value-type="float">
            <text:p><text:s text:c="3"/>1,839 </text:p>
          </table:table-cell>
          <table:table-cell table:style-name="ce22" office:value-type="float" office:value="0.657122724368641" calcext:value-type="float">
            <text:p><text:s text:c="3"/>0.66 </text:p>
          </table:table-cell>
          <table:table-cell table:style-name="ce22" office:value-type="float" office:value="7.7370901417598" calcext:value-type="float">
            <text:p><text:s text:c="3"/>7.74 </text:p>
          </table:table-cell>
          <table:table-cell table:style-name="ce28" office:value-type="float" office:value="563" calcext:value-type="float">
            <text:p><text:s text:c="3"/>563 </text:p>
          </table:table-cell>
          <table:table-cell table:style-name="ce22" office:value-type="float" office:value="0.201174602403232" calcext:value-type="float">
            <text:p><text:s text:c="3"/>0.20 </text:p>
          </table:table-cell>
          <table:table-cell table:style-name="ce36" office:value-type="float" office:value="2.36866870571548" calcext:value-type="float">
            <text:p><text:s text:c="3"/>2.37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6" office:value-type="float" office:value="-232" calcext:value-type="float">
            <text:p><text:s/>－232 </text:p>
          </table:table-cell>
          <table:table-cell table:style-name="ce22" office:value-type="float" office:value="-0.123139897539113" calcext:value-type="float">
            <text:p><text:s/>－0.12 </text:p>
          </table:table-cell>
          <table:table-cell table:style-name="ce22" office:value-type="float" office:value="-1.44987298715407" calcext:value-type="float">
            <text:p><text:s/>－1.45 </text:p>
          </table:table-cell>
          <table:table-cell table:style-name="ce28" office:value-type="float" office:value="-227" calcext:value-type="float">
            <text:p><text:s/>－227 </text:p>
          </table:table-cell>
          <table:table-cell table:style-name="ce22" office:value-type="float" office:value="-0.120493439211856" calcext:value-type="float">
            <text:p><text:s/>－0.12 </text:p>
          </table:table-cell>
          <table:table-cell table:style-name="ce22" office:value-type="float" office:value="-1.41871307459121" calcext:value-type="float">
            <text:p><text:s/>－1.42 </text:p>
          </table:table-cell>
          <table:table-cell table:style-name="ce28" office:value-type="float" office:value="1135" calcext:value-type="float">
            <text:p><text:s text:c="3"/>1,135 </text:p>
          </table:table-cell>
          <table:table-cell table:style-name="ce22" office:value-type="float" office:value="0.602467196059281" calcext:value-type="float">
            <text:p><text:s text:c="3"/>0.60 </text:p>
          </table:table-cell>
          <table:table-cell table:style-name="ce22" office:value-type="float" office:value="7.09356537295605" calcext:value-type="float">
            <text:p><text:s text:c="3"/>7.09 </text:p>
          </table:table-cell>
          <table:table-cell table:style-name="ce28" office:value-type="float" office:value="1362" calcext:value-type="float">
            <text:p><text:s text:c="3"/>1,362 </text:p>
          </table:table-cell>
          <table:table-cell table:style-name="ce22" office:value-type="float" office:value="0.722960635271137" calcext:value-type="float">
            <text:p><text:s text:c="3"/>0.72 </text:p>
          </table:table-cell>
          <table:table-cell table:style-name="ce22" office:value-type="float" office:value="8.51227844754726" calcext:value-type="float">
            <text:p><text:s text:c="3"/>8.51 </text:p>
          </table:table-cell>
          <table:table-cell table:style-name="ce28" office:value-type="float" office:value="1059" calcext:value-type="float">
            <text:p><text:s text:c="3"/>1,059 </text:p>
          </table:table-cell>
          <table:table-cell table:style-name="ce22" office:value-type="float" office:value="0.56212578028791" calcext:value-type="float">
            <text:p><text:s text:c="3"/>0.56 </text:p>
          </table:table-cell>
          <table:table-cell table:style-name="ce22" office:value-type="float" office:value="6.61857773564798" calcext:value-type="float">
            <text:p><text:s text:c="3"/>6.62 </text:p>
          </table:table-cell>
          <table:table-cell table:style-name="ce28" office:value-type="float" office:value="363" calcext:value-type="float">
            <text:p><text:s text:c="3"/>363 </text:p>
          </table:table-cell>
          <table:table-cell table:style-name="ce22" office:value-type="float" office:value="0.192683341118519" calcext:value-type="float">
            <text:p><text:s text:c="3"/>0.19 </text:p>
          </table:table-cell>
          <table:table-cell table:style-name="ce36" office:value-type="float" office:value="2.26869095187933" calcext:value-type="float">
            <text:p><text:s text:c="3"/>2.27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6" office:value-type="float" office:value="-196" calcext:value-type="float">
            <text:p><text:s/>－196 </text:p>
          </table:table-cell>
          <table:table-cell table:style-name="ce22" office:value-type="float" office:value="-0.0706861606595452" calcext:value-type="float">
            <text:p><text:s/>－0.07 </text:p>
          </table:table-cell>
          <table:table-cell table:style-name="ce22" office:value-type="float" office:value="-0.83227253679787" calcext:value-type="float">
            <text:p><text:s/>－0.83 </text:p>
          </table:table-cell>
          <table:table-cell table:style-name="ce28" office:value-type="float" office:value="-113" calcext:value-type="float">
            <text:p><text:s/>－113 </text:p>
          </table:table-cell>
          <table:table-cell table:style-name="ce22" office:value-type="float" office:value="-0.0407541758604" calcext:value-type="float">
            <text:p><text:s/>－0.04 </text:p>
          </table:table-cell>
          <table:table-cell table:style-name="ce22" office:value-type="float" office:value="-0.479847554485355" calcext:value-type="float">
            <text:p><text:s/>－0.48 </text:p>
          </table:table-cell>
          <table:table-cell table:style-name="ce28" office:value-type="float" office:value="1805" calcext:value-type="float">
            <text:p><text:s text:c="3"/>1,805 </text:p>
          </table:table-cell>
          <table:table-cell table:style-name="ce22" office:value-type="float" office:value="0.65098484449577" calcext:value-type="float">
            <text:p><text:s text:c="3"/>0.65 </text:p>
          </table:table-cell>
          <table:table-cell table:style-name="ce22" office:value-type="float" office:value="7.66482155615987" calcext:value-type="float">
            <text:p><text:s text:c="3"/>7.66 </text:p>
          </table:table-cell>
          <table:table-cell table:style-name="ce28" office:value-type="float" office:value="1918" calcext:value-type="float">
            <text:p><text:s text:c="3"/>1,918 </text:p>
          </table:table-cell>
          <table:table-cell table:style-name="ce22" office:value-type="float" office:value="0.69173902035617" calcext:value-type="float">
            <text:p><text:s text:c="3"/>0.69 </text:p>
          </table:table-cell>
          <table:table-cell table:style-name="ce22" office:value-type="float" office:value="8.14466911064523" calcext:value-type="float">
            <text:p><text:s text:c="3"/>8.14 </text:p>
          </table:table-cell>
          <table:table-cell table:style-name="ce28" office:value-type="float" office:value="1622" calcext:value-type="float">
            <text:p><text:s text:c="3"/>1,622 </text:p>
          </table:table-cell>
          <table:table-cell table:style-name="ce22" office:value-type="float" office:value="0.584984718987335" calcext:value-type="float">
            <text:p><text:s text:c="3"/>0.58 </text:p>
          </table:table-cell>
          <table:table-cell table:style-name="ce22" office:value-type="float" office:value="6.88772330420571" calcext:value-type="float">
            <text:p><text:s text:c="3"/>6.89 </text:p>
          </table:table-cell>
          <table:table-cell table:style-name="ce28" office:value-type="float" office:value="599" calcext:value-type="float">
            <text:p><text:s text:c="3"/>599 </text:p>
          </table:table-cell>
          <table:table-cell table:style-name="ce22" office:value-type="float" office:value="0.216033197702474" calcext:value-type="float">
            <text:p><text:s text:c="3"/>0.22 </text:p>
          </table:table-cell>
          <table:table-cell table:style-name="ce36" office:value-type="float" office:value="2.54361668262591" calcext:value-type="float">
            <text:p><text:s text:c="3"/>2.54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6" office:value-type="float" office:value="-1083" calcext:value-type="float">
            <text:p><text:s/>－1,083 </text:p>
          </table:table-cell>
          <table:table-cell table:style-name="ce22" office:value-type="float" office:value="-0.152609431037376" calcext:value-type="float">
            <text:p><text:s/>－0.15 </text:p>
          </table:table-cell>
          <table:table-cell table:style-name="ce22" office:value-type="float" office:value="-1.7968529783433" calcext:value-type="float">
            <text:p><text:s/>－1.80 </text:p>
          </table:table-cell>
          <table:table-cell table:style-name="ce28" office:value-type="float" office:value="-587" calcext:value-type="float">
            <text:p><text:s/>－587 </text:p>
          </table:table-cell>
          <table:table-cell table:style-name="ce22" office:value-type="float" office:value="-0.0827225965368826" calcext:value-type="float">
            <text:p><text:s/>－0.08 </text:p>
          </table:table-cell>
          <table:table-cell table:style-name="ce22" office:value-type="float" office:value="-0.973991862450392" calcext:value-type="float">
            <text:p><text:s/>－0.97 </text:p>
          </table:table-cell>
          <table:table-cell table:style-name="ce28" office:value-type="float" office:value="4797" calcext:value-type="float">
            <text:p><text:s text:c="3"/>4,797 </text:p>
          </table:table-cell>
          <table:table-cell table:style-name="ce22" office:value-type="float" office:value="0.676014132176194" calcext:value-type="float">
            <text:p><text:s text:c="3"/>0.68 </text:p>
          </table:table-cell>
          <table:table-cell table:style-name="ce22" office:value-type="float" office:value="7.95952123368745" calcext:value-type="float">
            <text:p><text:s text:c="3"/>7.96 </text:p>
          </table:table-cell>
          <table:table-cell table:style-name="ce28" office:value-type="float" office:value="5384" calcext:value-type="float">
            <text:p><text:s text:c="3"/>5,384 </text:p>
          </table:table-cell>
          <table:table-cell table:style-name="ce22" office:value-type="float" office:value="0.758736728713077" calcext:value-type="float">
            <text:p><text:s text:c="3"/>0.76 </text:p>
          </table:table-cell>
          <table:table-cell table:style-name="ce22" office:value-type="float" office:value="8.93351309613784" calcext:value-type="float">
            <text:p><text:s text:c="3"/>8.93 </text:p>
          </table:table-cell>
          <table:table-cell table:style-name="ce28" office:value-type="float" office:value="3963" calcext:value-type="float">
            <text:p><text:s text:c="3"/>3,963 </text:p>
          </table:table-cell>
          <table:table-cell table:style-name="ce22" office:value-type="float" office:value="0.558483219890402" calcext:value-type="float">
            <text:p><text:s text:c="3"/>0.56 </text:p>
          </table:table-cell>
          <table:table-cell table:style-name="ce22" office:value-type="float" office:value="6.57568952451602" calcext:value-type="float">
            <text:p><text:s text:c="3"/>6.58 </text:p>
          </table:table-cell>
          <table:table-cell table:style-name="ce28" office:value-type="float" office:value="1409" calcext:value-type="float">
            <text:p><text:s text:c="3"/>1,409 </text:p>
          </table:table-cell>
          <table:table-cell table:style-name="ce22" office:value-type="float" office:value="0.19856241655957" calcext:value-type="float">
            <text:p><text:s text:c="3"/>0.20 </text:p>
          </table:table-cell>
          <table:table-cell table:style-name="ce36" office:value-type="float" office:value="2.33791232400784" calcext:value-type="float">
            <text:p><text:s text:c="3"/>2.34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7" office:value-type="float" office:value="-84" calcext:value-type="float">
            <text:p><text:s/>－84 </text:p>
          </table:table-cell>
          <table:table-cell table:style-name="ce23" office:value-type="float" office:value="-0.18437549386293" calcext:value-type="float">
            <text:p><text:s/>－0.18 </text:p>
          </table:table-cell>
          <table:table-cell table:style-name="ce23" office:value-type="float" office:value="-2.1708727503216" calcext:value-type="float">
            <text:p><text:s/>－2.17 </text:p>
          </table:table-cell>
          <table:table-cell table:style-name="ce29" office:value-type="float" office:value="-57" calcext:value-type="float">
            <text:p><text:s/>－57 </text:p>
          </table:table-cell>
          <table:table-cell table:style-name="ce23" office:value-type="float" office:value="-0.125123477115575" calcext:value-type="float">
            <text:p><text:s/>－0.13 </text:p>
          </table:table-cell>
          <table:table-cell table:style-name="ce23" office:value-type="float" office:value="-1.47322803700596" calcext:value-type="float">
            <text:p><text:s/>－1.47 </text:p>
          </table:table-cell>
          <table:table-cell table:style-name="ce29" office:value-type="float" office:value="275" calcext:value-type="float">
            <text:p><text:s text:c="3"/>275 </text:p>
          </table:table-cell>
          <table:table-cell table:style-name="ce23" office:value-type="float" office:value="0.603665898364614" calcext:value-type="float">
            <text:p><text:s text:c="3"/>0.60 </text:p>
          </table:table-cell>
          <table:table-cell table:style-name="ce23" office:value-type="float" office:value="7.10767912590594" calcext:value-type="float">
            <text:p><text:s text:c="3"/>7.11 </text:p>
          </table:table-cell>
          <table:table-cell table:style-name="ce29" office:value-type="float" office:value="332" calcext:value-type="float">
            <text:p><text:s text:c="3"/>332 </text:p>
          </table:table-cell>
          <table:table-cell table:style-name="ce23" office:value-type="float" office:value="0.728789375480189" calcext:value-type="float">
            <text:p><text:s text:c="3"/>0.73 </text:p>
          </table:table-cell>
          <table:table-cell table:style-name="ce23" office:value-type="float" office:value="8.5809071629119" calcext:value-type="float">
            <text:p><text:s text:c="3"/>8.58 </text:p>
          </table:table-cell>
          <table:table-cell table:style-name="ce29" office:value-type="float" office:value="261" calcext:value-type="float">
            <text:p><text:s text:c="3"/>261 </text:p>
          </table:table-cell>
          <table:table-cell table:style-name="ce23" office:value-type="float" office:value="0.572933816266052" calcext:value-type="float">
            <text:p><text:s text:c="3"/>0.57 </text:p>
          </table:table-cell>
          <table:table-cell table:style-name="ce23" office:value-type="float" office:value="6.74583364313255" calcext:value-type="float">
            <text:p><text:s text:c="3"/>6.75 </text:p>
          </table:table-cell>
          <table:table-cell table:style-name="ce29" office:value-type="float" office:value="99" calcext:value-type="float">
            <text:p><text:s text:c="3"/>99 </text:p>
          </table:table-cell>
          <table:table-cell table:style-name="ce23" office:value-type="float" office:value="0.217319723411261" calcext:value-type="float">
            <text:p><text:s text:c="3"/>0.22 </text:p>
          </table:table-cell>
          <table:table-cell table:style-name="ce37" office:value-type="float" office:value="2.55876448532614" calcext:value-type="float">
            <text:p><text:s text:c="3"/>2.5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7" office:value-type="float" office:value="251" calcext:value-type="float">
            <text:p><text:s text:c="3"/>251 </text:p>
          </table:table-cell>
          <table:table-cell table:style-name="ce23" office:value-type="float" office:value="0.451393384838937" calcext:value-type="float">
            <text:p><text:s text:c="3"/>0.45 </text:p>
          </table:table-cell>
          <table:table-cell table:style-name="ce23" office:value-type="float" office:value="5.31479307955523" calcext:value-type="float">
            <text:p><text:s text:c="3"/>5.31 </text:p>
          </table:table-cell>
          <table:table-cell table:style-name="ce29" office:value-type="float" office:value="99" calcext:value-type="float">
            <text:p><text:s text:c="3"/>99 </text:p>
          </table:table-cell>
          <table:table-cell table:style-name="ce23" office:value-type="float" office:value="0.177999448021914" calcext:value-type="float">
            <text:p><text:s text:c="3"/>0.18 </text:p>
          </table:table-cell>
          <table:table-cell table:style-name="ce23" office:value-type="float" office:value="2.09579995251608" calcext:value-type="float">
            <text:p><text:s text:c="3"/>2.10 </text:p>
          </table:table-cell>
          <table:table-cell table:style-name="ce29" office:value-type="float" office:value="412" calcext:value-type="float">
            <text:p><text:s text:c="3"/>412 </text:p>
          </table:table-cell>
          <table:table-cell table:style-name="ce23" office:value-type="float" office:value="0.740765379646752" calcext:value-type="float">
            <text:p><text:s text:c="3"/>0.74 </text:p>
          </table:table-cell>
          <table:table-cell table:style-name="ce23" office:value-type="float" office:value="8.72191495390531" calcext:value-type="float">
            <text:p><text:s text:c="3"/>8.72 </text:p>
          </table:table-cell>
          <table:table-cell table:style-name="ce29" office:value-type="float" office:value="313" calcext:value-type="float">
            <text:p><text:s text:c="3"/>313 </text:p>
          </table:table-cell>
          <table:table-cell table:style-name="ce23" office:value-type="float" office:value="0.562765931624838" calcext:value-type="float">
            <text:p><text:s text:c="3"/>0.56 </text:p>
          </table:table-cell>
          <table:table-cell table:style-name="ce23" office:value-type="float" office:value="6.62611500138923" calcext:value-type="float">
            <text:p><text:s text:c="3"/>6.63 </text:p>
          </table:table-cell>
          <table:table-cell table:style-name="ce29" office:value-type="float" office:value="348" calcext:value-type="float">
            <text:p><text:s text:c="3"/>348 </text:p>
          </table:table-cell>
          <table:table-cell table:style-name="ce23" office:value-type="float" office:value="0.625695029410363" calcext:value-type="float">
            <text:p><text:s text:c="3"/>0.63 </text:p>
          </table:table-cell>
          <table:table-cell table:style-name="ce23" office:value-type="float" office:value="7.36705437854138" calcext:value-type="float">
            <text:p><text:s text:c="3"/>7.37 </text:p>
          </table:table-cell>
          <table:table-cell table:style-name="ce29" office:value-type="float" office:value="104" calcext:value-type="float">
            <text:p><text:s text:c="3"/>104 </text:p>
          </table:table-cell>
          <table:table-cell table:style-name="ce23" office:value-type="float" office:value="0.186989319134132" calcext:value-type="float">
            <text:p><text:s text:c="3"/>0.19 </text:p>
          </table:table-cell>
          <table:table-cell table:style-name="ce37" office:value-type="float" office:value="2.20164843496639" calcext:value-type="float">
            <text:p><text:s text:c="3"/>2.2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7" office:value-type="float" office:value="-287" calcext:value-type="float">
            <text:p><text:s/>－287 </text:p>
          </table:table-cell>
          <table:table-cell table:style-name="ce23" office:value-type="float" office:value="-0.521737549651417" calcext:value-type="float">
            <text:p><text:s/>－0.52 </text:p>
          </table:table-cell>
          <table:table-cell table:style-name="ce23" office:value-type="float" office:value="-6.14303889105701" calcext:value-type="float">
            <text:p><text:s/>－6.14 </text:p>
          </table:table-cell>
          <table:table-cell table:style-name="ce29" office:value-type="float" office:value="-172" calcext:value-type="float">
            <text:p><text:s/>－172 </text:p>
          </table:table-cell>
          <table:table-cell table:style-name="ce23" office:value-type="float" office:value="-0.31276053907552" calcext:value-type="float">
            <text:p><text:s/>－0.31 </text:p>
          </table:table-cell>
          <table:table-cell table:style-name="ce23" office:value-type="float" office:value="-3.68250312137306" calcext:value-type="float">
            <text:p><text:s/>－3.68 </text:p>
          </table:table-cell>
          <table:table-cell table:style-name="ce29" office:value-type="float" office:value="255" calcext:value-type="float">
            <text:p><text:s text:c="3"/>255 </text:p>
          </table:table-cell>
          <table:table-cell table:style-name="ce23" office:value-type="float" office:value="0.46368568293173" calcext:value-type="float">
            <text:p><text:s text:c="3"/>0.46 </text:p>
          </table:table-cell>
          <table:table-cell table:style-name="ce23" office:value-type="float" office:value="5.45952497645424" calcext:value-type="float">
            <text:p><text:s text:c="3"/>5.46 </text:p>
          </table:table-cell>
          <table:table-cell table:style-name="ce29" office:value-type="float" office:value="427" calcext:value-type="float">
            <text:p><text:s text:c="3"/>427 </text:p>
          </table:table-cell>
          <table:table-cell table:style-name="ce23" office:value-type="float" office:value="0.77644622200725" calcext:value-type="float">
            <text:p><text:s text:c="3"/>0.78 </text:p>
          </table:table-cell>
          <table:table-cell table:style-name="ce23" office:value-type="float" office:value="9.1420280978273" calcext:value-type="float">
            <text:p><text:s text:c="3"/>9.14 </text:p>
          </table:table-cell>
          <table:table-cell table:style-name="ce29" office:value-type="float" office:value="337" calcext:value-type="float">
            <text:p><text:s text:c="3"/>337 </text:p>
          </table:table-cell>
          <table:table-cell table:style-name="ce23" office:value-type="float" office:value="0.612792451560757" calcext:value-type="float">
            <text:p><text:s text:c="3"/>0.61 </text:p>
          </table:table-cell>
          <table:table-cell table:style-name="ce23" office:value-type="float" office:value="7.21513692966698" calcext:value-type="float">
            <text:p><text:s text:c="3"/>7.22 </text:p>
          </table:table-cell>
          <table:table-cell table:style-name="ce29" office:value-type="float" office:value="119" calcext:value-type="float">
            <text:p><text:s text:c="3"/>119 </text:p>
          </table:table-cell>
          <table:table-cell table:style-name="ce23" office:value-type="float" office:value="0.216386652034807" calcext:value-type="float">
            <text:p><text:s text:c="3"/>0.22 </text:p>
          </table:table-cell>
          <table:table-cell table:style-name="ce37" office:value-type="float" office:value="2.54777832234531" calcext:value-type="float">
            <text:p><text:s text:c="3"/>2.55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彰化縣" calcext:value-type="string">
            <text:p><text:s/>彰化縣 </text:p>
          </table:table-cell>
          <table:table-cell table:style-name="ce17" office:value-type="float" office:value="126" calcext:value-type="float">
            <text:p><text:s text:c="3"/>126 </text:p>
          </table:table-cell>
          <table:table-cell table:style-name="ce23" office:value-type="float" office:value="0.0985675629795879" calcext:value-type="float">
            <text:p><text:s text:c="3"/>0.10 </text:p>
          </table:table-cell>
          <table:table-cell table:style-name="ce23" office:value-type="float" office:value="1.1605535641145" calcext:value-type="float">
            <text:p><text:s text:c="3"/>1.16 </text:p>
          </table:table-cell>
          <table:table-cell table:style-name="ce29" office:value-type="float" office:value="343" calcext:value-type="float">
            <text:p><text:s text:c="3"/>343 </text:p>
          </table:table-cell>
          <table:table-cell table:style-name="ce23" office:value-type="float" office:value="0.268309587022264" calcext:value-type="float">
            <text:p><text:s text:c="3"/>0.27 </text:p>
          </table:table-cell>
          <table:table-cell table:style-name="ce23" office:value-type="float" office:value="3.15912900848795" calcext:value-type="float">
            <text:p><text:s text:c="3"/>3.16 </text:p>
          </table:table-cell>
          <table:table-cell table:style-name="ce29" office:value-type="float" office:value="1232" calcext:value-type="float">
            <text:p><text:s text:c="3"/>1,232 </text:p>
          </table:table-cell>
          <table:table-cell table:style-name="ce23" office:value-type="float" office:value="0.963724230937112" calcext:value-type="float">
            <text:p><text:s text:c="3"/>0.96 </text:p>
          </table:table-cell>
          <table:table-cell table:style-name="ce23" office:value-type="float" office:value="11.3470756223241" calcext:value-type="float">
            <text:p><text:s text:c="3"/>11.35 </text:p>
          </table:table-cell>
          <table:table-cell table:style-name="ce29" office:value-type="float" office:value="889" calcext:value-type="float">
            <text:p><text:s text:c="3"/>889 </text:p>
          </table:table-cell>
          <table:table-cell table:style-name="ce23" office:value-type="float" office:value="0.695414643914848" calcext:value-type="float">
            <text:p><text:s text:c="3"/>0.70 </text:p>
          </table:table-cell>
          <table:table-cell table:style-name="ce23" office:value-type="float" office:value="8.18794661383611" calcext:value-type="float">
            <text:p><text:s text:c="3"/>8.19 </text:p>
          </table:table-cell>
          <table:table-cell table:style-name="ce29" office:value-type="float" office:value="754" calcext:value-type="float">
            <text:p><text:s text:c="3"/>754 </text:p>
          </table:table-cell>
          <table:table-cell table:style-name="ce23" office:value-type="float" office:value="0.589811745232616" calcext:value-type="float">
            <text:p><text:s text:c="3"/>0.59 </text:p>
          </table:table-cell>
          <table:table-cell table:style-name="ce23" office:value-type="float" office:value="6.9445576454808" calcext:value-type="float">
            <text:p><text:s text:c="3"/>6.94 </text:p>
          </table:table-cell>
          <table:table-cell table:style-name="ce29" office:value-type="float" office:value="195" calcext:value-type="float">
            <text:p><text:s text:c="3"/>195 </text:p>
          </table:table-cell>
          <table:table-cell table:style-name="ce23" office:value-type="float" office:value="0.15253752031878" calcext:value-type="float">
            <text:p><text:s text:c="3"/>0.15 </text:p>
          </table:table-cell>
          <table:table-cell table:style-name="ce37" office:value-type="float" office:value="1.79600628762434" calcext:value-type="float">
            <text:p><text:s text:c="3"/>1.80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南投縣" calcext:value-type="string">
            <text:p><text:s/>南投縣 </text:p>
          </table:table-cell>
          <table:table-cell table:style-name="ce17" office:value-type="float" office:value="-241" calcext:value-type="float">
            <text:p><text:s/>－241 </text:p>
          </table:table-cell>
          <table:table-cell table:style-name="ce23" office:value-type="float" office:value="-0.483822073930422" calcext:value-type="float">
            <text:p><text:s/>－0.48 </text:p>
          </table:table-cell>
          <table:table-cell table:style-name="ce23" office:value-type="float" office:value="-5.69661474143884" calcext:value-type="float">
            <text:p><text:s/>－5.70 </text:p>
          </table:table-cell>
          <table:table-cell table:style-name="ce29" office:value-type="float" office:value="-62" calcext:value-type="float">
            <text:p><text:s/>－62 </text:p>
          </table:table-cell>
          <table:table-cell table:style-name="ce23" office:value-type="float" office:value="-0.124498866959908" calcext:value-type="float">
            <text:p><text:s/>－0.12 </text:p>
          </table:table-cell>
          <table:table-cell table:style-name="ce23" office:value-type="float" office:value="-1.46587375614086" calcext:value-type="float">
            <text:p><text:s/>－1.47 </text:p>
          </table:table-cell>
          <table:table-cell table:style-name="ce29" office:value-type="float" office:value="324" calcext:value-type="float">
            <text:p><text:s text:c="3"/>324 </text:p>
          </table:table-cell>
          <table:table-cell table:style-name="ce23" office:value-type="float" office:value="0.650606982177586" calcext:value-type="float">
            <text:p><text:s text:c="3"/>0.65 </text:p>
          </table:table-cell>
          <table:table-cell table:style-name="ce23" office:value-type="float" office:value="7.66037253209093" calcext:value-type="float">
            <text:p><text:s text:c="3"/>7.66 </text:p>
          </table:table-cell>
          <table:table-cell table:style-name="ce29" office:value-type="float" office:value="386" calcext:value-type="float">
            <text:p><text:s text:c="3"/>386 </text:p>
          </table:table-cell>
          <table:table-cell table:style-name="ce23" office:value-type="float" office:value="0.775105849137494" calcext:value-type="float">
            <text:p><text:s text:c="3"/>0.78 </text:p>
          </table:table-cell>
          <table:table-cell table:style-name="ce23" office:value-type="float" office:value="9.12624628823178" calcext:value-type="float">
            <text:p><text:s text:c="3"/>9.13 </text:p>
          </table:table-cell>
          <table:table-cell table:style-name="ce29" office:value-type="float" office:value="258" calcext:value-type="float">
            <text:p><text:s text:c="3"/>258 </text:p>
          </table:table-cell>
          <table:table-cell table:style-name="ce23" office:value-type="float" office:value="0.518075930252522" calcext:value-type="float">
            <text:p><text:s text:c="3"/>0.52 </text:p>
          </table:table-cell>
          <table:table-cell table:style-name="ce23" office:value-type="float" office:value="6.09992627555389" calcext:value-type="float">
            <text:p><text:s text:c="3"/>6.10 </text:p>
          </table:table-cell>
          <table:table-cell table:style-name="ce29" office:value-type="float" office:value="87" calcext:value-type="float">
            <text:p><text:s text:c="3"/>87 </text:p>
          </table:table-cell>
          <table:table-cell table:style-name="ce23" office:value-type="float" office:value="0.174700022992129" calcext:value-type="float">
            <text:p><text:s text:c="3"/>0.17 </text:p>
          </table:table-cell>
          <table:table-cell table:style-name="ce37" office:value-type="float" office:value="2.05695188361701" calcext:value-type="float">
            <text:p><text:s text:c="3"/>2.0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7" office:value-type="float" office:value="-451" calcext:value-type="float">
            <text:p><text:s/>－451 </text:p>
          </table:table-cell>
          <table:table-cell table:style-name="ce23" office:value-type="float" office:value="-0.655860719032758" calcext:value-type="float">
            <text:p><text:s/>－0.66 </text:p>
          </table:table-cell>
          <table:table-cell table:style-name="ce23" office:value-type="float" office:value="-7.72223104667602" calcext:value-type="float">
            <text:p><text:s/>－7.72 </text:p>
          </table:table-cell>
          <table:table-cell table:style-name="ce29" office:value-type="float" office:value="-220" calcext:value-type="float">
            <text:p><text:s/>－220 </text:p>
          </table:table-cell>
          <table:table-cell table:style-name="ce23" office:value-type="float" office:value="-0.320037007915824" calcext:value-type="float">
            <text:p><text:s/>－0.32 </text:p>
          </table:table-cell>
          <table:table-cell table:style-name="ce23" office:value-type="float" office:value="-3.76817767384761" calcext:value-type="float">
            <text:p><text:s/>－3.77 </text:p>
          </table:table-cell>
          <table:table-cell table:style-name="ce29" office:value-type="float" office:value="365" calcext:value-type="float">
            <text:p><text:s text:c="3"/>365 </text:p>
          </table:table-cell>
          <table:table-cell table:style-name="ce23" office:value-type="float" office:value="0.5309704904058" calcext:value-type="float">
            <text:p><text:s text:c="3"/>0.53 </text:p>
          </table:table-cell>
          <table:table-cell table:style-name="ce23" office:value-type="float" office:value="6.2517493225199" calcext:value-type="float">
            <text:p><text:s text:c="3"/>6.25 </text:p>
          </table:table-cell>
          <table:table-cell table:style-name="ce29" office:value-type="float" office:value="585" calcext:value-type="float">
            <text:p><text:s text:c="3"/>585 </text:p>
          </table:table-cell>
          <table:table-cell table:style-name="ce23" office:value-type="float" office:value="0.851007498321624" calcext:value-type="float">
            <text:p><text:s text:c="3"/>0.85 </text:p>
          </table:table-cell>
          <table:table-cell table:style-name="ce23" office:value-type="float" office:value="10.0199269963675" calcext:value-type="float">
            <text:p><text:s text:c="3"/>10.02 </text:p>
          </table:table-cell>
          <table:table-cell table:style-name="ce29" office:value-type="float" office:value="343" calcext:value-type="float">
            <text:p><text:s text:c="3"/>343 </text:p>
          </table:table-cell>
          <table:table-cell table:style-name="ce23" office:value-type="float" office:value="0.498966789614217" calcext:value-type="float">
            <text:p><text:s text:c="3"/>0.50 </text:p>
          </table:table-cell>
          <table:table-cell table:style-name="ce23" office:value-type="float" office:value="5.87493155513514" calcext:value-type="float">
            <text:p><text:s text:c="3"/>5.87 </text:p>
          </table:table-cell>
          <table:table-cell table:style-name="ce29" office:value-type="float" office:value="123" calcext:value-type="float">
            <text:p><text:s text:c="3"/>123 </text:p>
          </table:table-cell>
          <table:table-cell table:style-name="ce23" office:value-type="float" office:value="0.178929781698393" calcext:value-type="float">
            <text:p><text:s text:c="3"/>0.18 </text:p>
          </table:table-cell>
          <table:table-cell table:style-name="ce37" office:value-type="float" office:value="2.10675388128753" calcext:value-type="float">
            <text:p><text:s text:c="3"/>2.1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7" office:value-type="float" office:value="-258" calcext:value-type="float">
            <text:p><text:s/>－258 </text:p>
          </table:table-cell>
          <table:table-cell table:style-name="ce23" office:value-type="float" office:value="-0.507836028013653" calcext:value-type="float">
            <text:p><text:s/>－0.51 </text:p>
          </table:table-cell>
          <table:table-cell table:style-name="ce23" office:value-type="float" office:value="-5.97935968467688" calcext:value-type="float">
            <text:p><text:s/>－5.98 </text:p>
          </table:table-cell>
          <table:table-cell table:style-name="ce29" office:value-type="float" office:value="-222" calcext:value-type="float">
            <text:p><text:s/>－222 </text:p>
          </table:table-cell>
          <table:table-cell table:style-name="ce23" office:value-type="float" office:value="-0.437086170947945" calcext:value-type="float">
            <text:p><text:s/>－0.44 </text:p>
          </table:table-cell>
          <table:table-cell table:style-name="ce23" office:value-type="float" office:value="-5.14633717406452" calcext:value-type="float">
            <text:p><text:s/>－5.15 </text:p>
          </table:table-cell>
          <table:table-cell table:style-name="ce29" office:value-type="float" office:value="258" calcext:value-type="float">
            <text:p><text:s text:c="3"/>258 </text:p>
          </table:table-cell>
          <table:table-cell table:style-name="ce23" office:value-type="float" office:value="0.507965009480045" calcext:value-type="float">
            <text:p><text:s text:c="3"/>0.51 </text:p>
          </table:table-cell>
          <table:table-cell table:style-name="ce23" office:value-type="float" office:value="5.98087833742633" calcext:value-type="float">
            <text:p><text:s text:c="3"/>5.98 </text:p>
          </table:table-cell>
          <table:table-cell table:style-name="ce29" office:value-type="float" office:value="480" calcext:value-type="float">
            <text:p><text:s text:c="3"/>480 </text:p>
          </table:table-cell>
          <table:table-cell table:style-name="ce23" office:value-type="float" office:value="0.94505118042799" calcext:value-type="float">
            <text:p><text:s text:c="3"/>0.95 </text:p>
          </table:table-cell>
          <table:table-cell table:style-name="ce23" office:value-type="float" office:value="11.1272155114909" calcext:value-type="float">
            <text:p><text:s text:c="3"/>11.13 </text:p>
          </table:table-cell>
          <table:table-cell table:style-name="ce29" office:value-type="float" office:value="221" calcext:value-type="float">
            <text:p><text:s text:c="3"/>221 </text:p>
          </table:table-cell>
          <table:table-cell table:style-name="ce23" office:value-type="float" office:value="0.435117314322054" calcext:value-type="float">
            <text:p><text:s text:c="3"/>0.44 </text:p>
          </table:table-cell>
          <table:table-cell table:style-name="ce23" office:value-type="float" office:value="5.12315547508225" calcext:value-type="float">
            <text:p><text:s text:c="3"/>5.12 </text:p>
          </table:table-cell>
          <table:table-cell table:style-name="ce29" office:value-type="float" office:value="107" calcext:value-type="float">
            <text:p><text:s text:c="3"/>107 </text:p>
          </table:table-cell>
          <table:table-cell table:style-name="ce23" office:value-type="float" office:value="0.210667658970406" calcext:value-type="float">
            <text:p><text:s text:c="3"/>0.21 </text:p>
          </table:table-cell>
          <table:table-cell table:style-name="ce37" office:value-type="float" office:value="2.48044179110317" calcext:value-type="float">
            <text:p><text:s text:c="3"/>2.4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屏東縣" calcext:value-type="string">
            <text:p><text:s/>屏東縣 </text:p>
          </table:table-cell>
          <table:table-cell table:style-name="ce17" office:value-type="float" office:value="-272" calcext:value-type="float">
            <text:p><text:s/>－272 </text:p>
          </table:table-cell>
          <table:table-cell table:style-name="ce23" office:value-type="float" office:value="-0.32887935568665" calcext:value-type="float">
            <text:p><text:s/>－0.33 </text:p>
          </table:table-cell>
          <table:table-cell table:style-name="ce23" office:value-type="float" office:value="-3.87228918792347" calcext:value-type="float">
            <text:p><text:s/>－3.87 </text:p>
          </table:table-cell>
          <table:table-cell table:style-name="ce29" office:value-type="float" office:value="-250" calcext:value-type="float">
            <text:p><text:s/>－250 </text:p>
          </table:table-cell>
          <table:table-cell table:style-name="ce23" office:value-type="float" office:value="-0.302328534371731" calcext:value-type="float">
            <text:p><text:s/>－0.30 </text:p>
          </table:table-cell>
          <table:table-cell table:style-name="ce23" office:value-type="float" office:value="-3.55967467889296" calcext:value-type="float">
            <text:p><text:s/>－3.56 </text:p>
          </table:table-cell>
          <table:table-cell table:style-name="ce29" office:value-type="float" office:value="448" calcext:value-type="float">
            <text:p><text:s text:c="3"/>448 </text:p>
          </table:table-cell>
          <table:table-cell table:style-name="ce23" office:value-type="float" office:value="0.541772733594142" calcext:value-type="float">
            <text:p><text:s text:c="3"/>0.54 </text:p>
          </table:table-cell>
          <table:table-cell table:style-name="ce23" office:value-type="float" office:value="6.37893702457619" calcext:value-type="float">
            <text:p><text:s text:c="3"/>6.38 </text:p>
          </table:table-cell>
          <table:table-cell table:style-name="ce29" office:value-type="float" office:value="698" calcext:value-type="float">
            <text:p><text:s text:c="3"/>698 </text:p>
          </table:table-cell>
          <table:table-cell table:style-name="ce23" office:value-type="float" office:value="0.844101267965873" calcext:value-type="float">
            <text:p><text:s text:c="3"/>0.84 </text:p>
          </table:table-cell>
          <table:table-cell table:style-name="ce23" office:value-type="float" office:value="9.93861170346915" calcext:value-type="float">
            <text:p><text:s text:c="3"/>9.94 </text:p>
          </table:table-cell>
          <table:table-cell table:style-name="ce29" office:value-type="float" office:value="432" calcext:value-type="float">
            <text:p><text:s text:c="3"/>432 </text:p>
          </table:table-cell>
          <table:table-cell table:style-name="ce23" office:value-type="float" office:value="0.522423707394351" calcext:value-type="float">
            <text:p><text:s text:c="3"/>0.52 </text:p>
          </table:table-cell>
          <table:table-cell table:style-name="ce23" office:value-type="float" office:value="6.15111784512704" calcext:value-type="float">
            <text:p><text:s text:c="3"/>6.15 </text:p>
          </table:table-cell>
          <table:table-cell table:style-name="ce29" office:value-type="float" office:value="176" calcext:value-type="float">
            <text:p><text:s text:c="3"/>176 </text:p>
          </table:table-cell>
          <table:table-cell table:style-name="ce23" office:value-type="float" office:value="0.212839288197699" calcext:value-type="float">
            <text:p><text:s text:c="3"/>0.21 </text:p>
          </table:table-cell>
          <table:table-cell table:style-name="ce37" office:value-type="float" office:value="2.50601097394065" calcext:value-type="float">
            <text:p><text:s text:c="3"/>2.51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臺東縣" calcext:value-type="string">
            <text:p><text:s/>臺東縣 </text:p>
          </table:table-cell>
          <table:table-cell table:style-name="ce17" office:value-type="float" office:value="-74" calcext:value-type="float">
            <text:p><text:s/>－74 </text:p>
          </table:table-cell>
          <table:table-cell table:style-name="ce23" office:value-type="float" office:value="-0.33737268740141" calcext:value-type="float">
            <text:p><text:s/>－0.34 </text:p>
          </table:table-cell>
          <table:table-cell table:style-name="ce23" office:value-type="float" office:value="-3.97229131940369" calcext:value-type="float">
            <text:p><text:s/>－3.97 </text:p>
          </table:table-cell>
          <table:table-cell table:style-name="ce29" office:value-type="float" office:value="-56" calcext:value-type="float">
            <text:p><text:s/>－56 </text:p>
          </table:table-cell>
          <table:table-cell table:style-name="ce23" office:value-type="float" office:value="-0.255352135154237" calcext:value-type="float">
            <text:p><text:s/>－0.26 </text:p>
          </table:table-cell>
          <table:table-cell table:style-name="ce23" office:value-type="float" office:value="-3.00656546229989" calcext:value-type="float">
            <text:p><text:s/>－3.01 </text:p>
          </table:table-cell>
          <table:table-cell table:style-name="ce29" office:value-type="float" office:value="153" calcext:value-type="float">
            <text:p><text:s text:c="3"/>153 </text:p>
          </table:table-cell>
          <table:table-cell table:style-name="ce23" office:value-type="float" office:value="0.697658512117827" calcext:value-type="float">
            <text:p><text:s text:c="3"/>0.70 </text:p>
          </table:table-cell>
          <table:table-cell table:style-name="ce23" office:value-type="float" office:value="8.21436635235506" calcext:value-type="float">
            <text:p><text:s text:c="3"/>8.21 </text:p>
          </table:table-cell>
          <table:table-cell table:style-name="ce29" office:value-type="float" office:value="209" calcext:value-type="float">
            <text:p><text:s text:c="3"/>209 </text:p>
          </table:table-cell>
          <table:table-cell table:style-name="ce23" office:value-type="float" office:value="0.953010647272064" calcext:value-type="float">
            <text:p><text:s text:c="3"/>0.95 </text:p>
          </table:table-cell>
          <table:table-cell table:style-name="ce23" office:value-type="float" office:value="11.2209318146549" calcext:value-type="float">
            <text:p><text:s text:c="3"/>11.22 </text:p>
          </table:table-cell>
          <table:table-cell table:style-name="ce29" office:value-type="float" office:value="106" calcext:value-type="float">
            <text:p><text:s text:c="3"/>106 </text:p>
          </table:table-cell>
          <table:table-cell table:style-name="ce23" office:value-type="float" office:value="0.483345112970521" calcext:value-type="float">
            <text:p><text:s text:c="3"/>0.48 </text:p>
          </table:table-cell>
          <table:table-cell table:style-name="ce23" office:value-type="float" office:value="5.69099891078194" calcext:value-type="float">
            <text:p><text:s text:c="3"/>5.69 </text:p>
          </table:table-cell>
          <table:table-cell table:style-name="ce29" office:value-type="float" office:value="51" calcext:value-type="float">
            <text:p><text:s text:c="3"/>51 </text:p>
          </table:table-cell>
          <table:table-cell table:style-name="ce23" office:value-type="float" office:value="0.232552837372609" calcext:value-type="float">
            <text:p><text:s text:c="3"/>0.23 </text:p>
          </table:table-cell>
          <table:table-cell table:style-name="ce37" office:value-type="float" office:value="2.73812211745169" calcext:value-type="float">
            <text:p><text:s text:c="3"/>2.7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7" office:value-type="float" office:value="-113" calcext:value-type="float">
            <text:p><text:s/>－113 </text:p>
          </table:table-cell>
          <table:table-cell table:style-name="ce23" office:value-type="float" office:value="-0.344046473675878" calcext:value-type="float">
            <text:p><text:s/>－0.34 </text:p>
          </table:table-cell>
          <table:table-cell table:style-name="ce23" office:value-type="float" office:value="-4.05086977069985" calcext:value-type="float">
            <text:p><text:s/>－4.05 </text:p>
          </table:table-cell>
          <table:table-cell table:style-name="ce29" office:value-type="float" office:value="-60" calcext:value-type="float">
            <text:p><text:s/>－60 </text:p>
          </table:table-cell>
          <table:table-cell table:style-name="ce23" office:value-type="float" office:value="-0.182710974077881" calcext:value-type="float">
            <text:p><text:s/>－0.18 </text:p>
          </table:table-cell>
          <table:table-cell table:style-name="ce23" office:value-type="float" office:value="-2.1512743722073" calcext:value-type="float">
            <text:p><text:s/>－2.15 </text:p>
          </table:table-cell>
          <table:table-cell table:style-name="ce29" office:value-type="float" office:value="254" calcext:value-type="float">
            <text:p><text:s text:c="3"/>254 </text:p>
          </table:table-cell>
          <table:table-cell table:style-name="ce23" office:value-type="float" office:value="0.773476456929694" calcext:value-type="float">
            <text:p><text:s text:c="3"/>0.77 </text:p>
          </table:table-cell>
          <table:table-cell table:style-name="ce23" office:value-type="float" office:value="9.10706150901092" calcext:value-type="float">
            <text:p><text:s text:c="3"/>9.11 </text:p>
          </table:table-cell>
          <table:table-cell table:style-name="ce29" office:value-type="float" office:value="314" calcext:value-type="float">
            <text:p><text:s text:c="3"/>314 </text:p>
          </table:table-cell>
          <table:table-cell table:style-name="ce23" office:value-type="float" office:value="0.956187431007575" calcext:value-type="float">
            <text:p><text:s text:c="3"/>0.96 </text:p>
          </table:table-cell>
          <table:table-cell table:style-name="ce23" office:value-type="float" office:value="11.2583358812182" calcext:value-type="float">
            <text:p><text:s text:c="3"/>11.26 </text:p>
          </table:table-cell>
          <table:table-cell table:style-name="ce29" office:value-type="float" office:value="223" calcext:value-type="float">
            <text:p><text:s text:c="3"/>223 </text:p>
          </table:table-cell>
          <table:table-cell table:style-name="ce23" office:value-type="float" office:value="0.679075786989456" calcext:value-type="float">
            <text:p><text:s text:c="3"/>0.68 </text:p>
          </table:table-cell>
          <table:table-cell table:style-name="ce23" office:value-type="float" office:value="7.99556975003714" calcext:value-type="float">
            <text:p><text:s text:c="3"/>8.00 </text:p>
          </table:table-cell>
          <table:table-cell table:style-name="ce29" office:value-type="float" office:value="90" calcext:value-type="float">
            <text:p><text:s text:c="3"/>90 </text:p>
          </table:table-cell>
          <table:table-cell table:style-name="ce23" office:value-type="float" office:value="0.274066461116821" calcext:value-type="float">
            <text:p><text:s text:c="3"/>0.27 </text:p>
          </table:table-cell>
          <table:table-cell table:style-name="ce37" office:value-type="float" office:value="3.22691155831095" calcext:value-type="float">
            <text:p><text:s text:c="3"/>3.2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7" office:value-type="float" office:value="8" calcext:value-type="float">
            <text:p><text:s text:c="3"/>8 </text:p>
          </table:table-cell>
          <table:table-cell table:style-name="ce23" office:value-type="float" office:value="0.0766342248448157" calcext:value-type="float">
            <text:p><text:s text:c="3"/>0.08 </text:p>
          </table:table-cell>
          <table:table-cell table:style-name="ce23" office:value-type="float" office:value="0.902306195753475" calcext:value-type="float">
            <text:p><text:s text:c="3"/>0.90 </text:p>
          </table:table-cell>
          <table:table-cell table:style-name="ce29" office:value-type="float" office:value="-3" calcext:value-type="float">
            <text:p><text:s/>－3 </text:p>
          </table:table-cell>
          <table:table-cell table:style-name="ce23" office:value-type="float" office:value="-0.0287367332081689" calcext:value-type="float">
            <text:p><text:s/>－0.03 </text:p>
          </table:table-cell>
          <table:table-cell table:style-name="ce23" office:value-type="float" office:value="-0.338351858741343" calcext:value-type="float">
            <text:p><text:s/>－0.34 </text:p>
          </table:table-cell>
          <table:table-cell table:style-name="ce29" office:value-type="float" office:value="80" calcext:value-type="float">
            <text:p><text:s text:c="3"/>80 </text:p>
          </table:table-cell>
          <table:table-cell table:style-name="ce23" office:value-type="float" office:value="0.76631288555117" calcext:value-type="float">
            <text:p><text:s text:c="3"/>0.77 </text:p>
          </table:table-cell>
          <table:table-cell table:style-name="ce23" office:value-type="float" office:value="9.02271623310249" calcext:value-type="float">
            <text:p><text:s text:c="3"/>9.02 </text:p>
          </table:table-cell>
          <table:table-cell table:style-name="ce29" office:value-type="float" office:value="83" calcext:value-type="float">
            <text:p><text:s text:c="3"/>83 </text:p>
          </table:table-cell>
          <table:table-cell table:style-name="ce23" office:value-type="float" office:value="0.795049618759339" calcext:value-type="float">
            <text:p><text:s text:c="3"/>0.80 </text:p>
          </table:table-cell>
          <table:table-cell table:style-name="ce23" office:value-type="float" office:value="9.36106809184384" calcext:value-type="float">
            <text:p><text:s text:c="3"/>9.36 </text:p>
          </table:table-cell>
          <table:table-cell table:style-name="ce29" office:value-type="float" office:value="65" calcext:value-type="float">
            <text:p><text:s text:c="3"/>65 </text:p>
          </table:table-cell>
          <table:table-cell table:style-name="ce23" office:value-type="float" office:value="0.622629219510326" calcext:value-type="float">
            <text:p><text:s text:c="3"/>0.62 </text:p>
          </table:table-cell>
          <table:table-cell table:style-name="ce23" office:value-type="float" office:value="7.33095693939578" calcext:value-type="float">
            <text:p><text:s text:c="3"/>7.33 </text:p>
          </table:table-cell>
          <table:table-cell table:style-name="ce29" office:value-type="float" office:value="30" calcext:value-type="float">
            <text:p><text:s text:c="3"/>30 </text:p>
          </table:table-cell>
          <table:table-cell table:style-name="ce23" office:value-type="float" office:value="0.287367332081689" calcext:value-type="float">
            <text:p><text:s text:c="3"/>0.29 </text:p>
          </table:table-cell>
          <table:table-cell table:style-name="ce37" office:value-type="float" office:value="3.38351858741343" calcext:value-type="float">
            <text:p><text:s text:c="3"/>3.38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7" office:value-type="float" office:value="-99" calcext:value-type="float">
            <text:p><text:s/>－99 </text:p>
          </table:table-cell>
          <table:table-cell table:style-name="ce23" office:value-type="float" office:value="-0.267301710730949" calcext:value-type="float">
            <text:p><text:s/>－0.27 </text:p>
          </table:table-cell>
          <table:table-cell table:style-name="ce23" office:value-type="float" office:value="-3.14726207796117" calcext:value-type="float">
            <text:p><text:s/>－3.15 </text:p>
          </table:table-cell>
          <table:table-cell table:style-name="ce29" office:value-type="float" office:value="-51" calcext:value-type="float">
            <text:p><text:s/>－51 </text:p>
          </table:table-cell>
          <table:table-cell table:style-name="ce23" office:value-type="float" office:value="-0.137719287586226" calcext:value-type="float">
            <text:p><text:s/>－0.14 </text:p>
          </table:table-cell>
          <table:table-cell table:style-name="ce23" office:value-type="float" office:value="-1.62153354738621" calcext:value-type="float">
            <text:p><text:s/>－1.62 </text:p>
          </table:table-cell>
          <table:table-cell table:style-name="ce29" office:value-type="float" office:value="217" calcext:value-type="float">
            <text:p><text:s text:c="3"/>217 </text:p>
          </table:table-cell>
          <table:table-cell table:style-name="ce23" office:value-type="float" office:value="0.585982066788454" calcext:value-type="float">
            <text:p><text:s text:c="3"/>0.59 </text:p>
          </table:table-cell>
          <table:table-cell table:style-name="ce23" office:value-type="float" office:value="6.89946627025115" calcext:value-type="float">
            <text:p><text:s text:c="3"/>6.90 </text:p>
          </table:table-cell>
          <table:table-cell table:style-name="ce29" office:value-type="float" office:value="268" calcext:value-type="float">
            <text:p><text:s text:c="3"/>268 </text:p>
          </table:table-cell>
          <table:table-cell table:style-name="ce23" office:value-type="float" office:value="0.72370135437468" calcext:value-type="float">
            <text:p><text:s text:c="3"/>0.72 </text:p>
          </table:table-cell>
          <table:table-cell table:style-name="ce23" office:value-type="float" office:value="8.52099981763736" calcext:value-type="float">
            <text:p><text:s text:c="3"/>8.52 </text:p>
          </table:table-cell>
          <table:table-cell table:style-name="ce29" office:value-type="float" office:value="192" calcext:value-type="float">
            <text:p><text:s text:c="3"/>192 </text:p>
          </table:table-cell>
          <table:table-cell table:style-name="ce23" office:value-type="float" office:value="0.518472612089323" calcext:value-type="float">
            <text:p><text:s text:c="3"/>0.52 </text:p>
          </table:table-cell>
          <table:table-cell table:style-name="ce23" office:value-type="float" office:value="6.10459688427751" calcext:value-type="float">
            <text:p><text:s text:c="3"/>6.10 </text:p>
          </table:table-cell>
          <table:table-cell table:style-name="ce29" office:value-type="float" office:value="83" calcext:value-type="float">
            <text:p><text:s text:c="3"/>83 </text:p>
          </table:table-cell>
          <table:table-cell table:style-name="ce23" office:value-type="float" office:value="0.224131389601114" calcext:value-type="float">
            <text:p><text:s text:c="3"/>0.22 </text:p>
          </table:table-cell>
          <table:table-cell table:style-name="ce37" office:value-type="float" office:value="2.63896636143247" calcext:value-type="float">
            <text:p><text:s text:c="3"/>2.6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7" office:value-type="float" office:value="369" calcext:value-type="float">
            <text:p><text:s text:c="3"/>369 </text:p>
          </table:table-cell>
          <table:table-cell table:style-name="ce23" office:value-type="float" office:value="0.830321822837675" calcext:value-type="float">
            <text:p><text:s text:c="3"/>0.83 </text:p>
          </table:table-cell>
          <table:table-cell table:style-name="ce23" office:value-type="float" office:value="9.77636984954037" calcext:value-type="float">
            <text:p><text:s text:c="3"/>9.78 </text:p>
          </table:table-cell>
          <table:table-cell table:style-name="ce29" office:value-type="float" office:value="113" calcext:value-type="float">
            <text:p><text:s text:c="3"/>113 </text:p>
          </table:table-cell>
          <table:table-cell table:style-name="ce23" office:value-type="float" office:value="0.254166474542303" calcext:value-type="float">
            <text:p><text:s text:c="3"/>0.25 </text:p>
          </table:table-cell>
          <table:table-cell table:style-name="ce23" office:value-type="float" office:value="2.99260526477228" calcext:value-type="float">
            <text:p><text:s text:c="3"/>2.99 </text:p>
          </table:table-cell>
          <table:table-cell table:style-name="ce29" office:value-type="float" office:value="341" calcext:value-type="float">
            <text:p><text:s text:c="3"/>341 </text:p>
          </table:table-cell>
          <table:table-cell table:style-name="ce23" office:value-type="float" office:value="0.766997945300226" calcext:value-type="float">
            <text:p><text:s text:c="3"/>0.77 </text:p>
          </table:table-cell>
          <table:table-cell table:style-name="ce23" office:value-type="float" office:value="9.03078225918008" calcext:value-type="float">
            <text:p><text:s text:c="3"/>9.03 </text:p>
          </table:table-cell>
          <table:table-cell table:style-name="ce29" office:value-type="float" office:value="228" calcext:value-type="float">
            <text:p><text:s text:c="3"/>228 </text:p>
          </table:table-cell>
          <table:table-cell table:style-name="ce23" office:value-type="float" office:value="0.512831470757922" calcext:value-type="float">
            <text:p><text:s text:c="3"/>0.51 </text:p>
          </table:table-cell>
          <table:table-cell table:style-name="ce23" office:value-type="float" office:value="6.03817699440779" calcext:value-type="float">
            <text:p><text:s text:c="3"/>6.04 </text:p>
          </table:table-cell>
          <table:table-cell table:style-name="ce29" office:value-type="float" office:value="279" calcext:value-type="float">
            <text:p><text:s text:c="3"/>279 </text:p>
          </table:table-cell>
          <table:table-cell table:style-name="ce23" office:value-type="float" office:value="0.627543773427457" calcext:value-type="float">
            <text:p><text:s text:c="3"/>0.63 </text:p>
          </table:table-cell>
          <table:table-cell table:style-name="ce23" office:value-type="float" office:value="7.38882184842006" calcext:value-type="float">
            <text:p><text:s text:c="3"/>7.39 </text:p>
          </table:table-cell>
          <table:table-cell table:style-name="ce29" office:value-type="float" office:value="92" calcext:value-type="float">
            <text:p><text:s text:c="3"/>92 </text:p>
          </table:table-cell>
          <table:table-cell table:style-name="ce23" office:value-type="float" office:value="0.206931996972495" calcext:value-type="float">
            <text:p><text:s text:c="3"/>0.21 </text:p>
          </table:table-cell>
          <table:table-cell table:style-name="ce37" office:value-type="float" office:value="2.43645738370841" calcext:value-type="float">
            <text:p><text:s text:c="3"/>2.4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7" office:value-type="float" office:value="42" calcext:value-type="float">
            <text:p><text:s text:c="3"/>42 </text:p>
          </table:table-cell>
          <table:table-cell table:style-name="ce23" office:value-type="float" office:value="0.156308732075668" calcext:value-type="float">
            <text:p><text:s text:c="3"/>0.16 </text:p>
          </table:table-cell>
          <table:table-cell table:style-name="ce23" office:value-type="float" office:value="1.8404092647619" calcext:value-type="float">
            <text:p><text:s text:c="3"/>1.84 </text:p>
          </table:table-cell>
          <table:table-cell table:style-name="ce29" office:value-type="float" office:value="11" calcext:value-type="float">
            <text:p><text:s text:c="3"/>11 </text:p>
          </table:table-cell>
          <table:table-cell table:style-name="ce23" office:value-type="float" office:value="0.040934802024412" calcext:value-type="float">
            <text:p><text:s text:c="3"/>0.04 </text:p>
          </table:table-cell>
          <table:table-cell table:style-name="ce23" office:value-type="float" office:value="0.481974281900335" calcext:value-type="float">
            <text:p><text:s text:c="3"/>0.48 </text:p>
          </table:table-cell>
          <table:table-cell table:style-name="ce29" office:value-type="float" office:value="183" calcext:value-type="float">
            <text:p><text:s text:c="3"/>183 </text:p>
          </table:table-cell>
          <table:table-cell table:style-name="ce23" office:value-type="float" office:value="0.681006251860673" calcext:value-type="float">
            <text:p><text:s text:c="3"/>0.68 </text:p>
          </table:table-cell>
          <table:table-cell table:style-name="ce23" office:value-type="float" office:value="8.01829941706921" calcext:value-type="float">
            <text:p><text:s text:c="3"/>8.02 </text:p>
          </table:table-cell>
          <table:table-cell table:style-name="ce29" office:value-type="float" office:value="172" calcext:value-type="float">
            <text:p><text:s text:c="3"/>172 </text:p>
          </table:table-cell>
          <table:table-cell table:style-name="ce23" office:value-type="float" office:value="0.640071449836261" calcext:value-type="float">
            <text:p><text:s text:c="3"/>0.64 </text:p>
          </table:table-cell>
          <table:table-cell table:style-name="ce23" office:value-type="float" office:value="7.53632513516888" calcext:value-type="float">
            <text:p><text:s text:c="3"/>7.54 </text:p>
          </table:table-cell>
          <table:table-cell table:style-name="ce29" office:value-type="float" office:value="144" calcext:value-type="float">
            <text:p><text:s text:c="3"/>144 </text:p>
          </table:table-cell>
          <table:table-cell table:style-name="ce23" office:value-type="float" office:value="0.535873771955939" calcext:value-type="float">
            <text:p><text:s text:c="3"/>0.54 </text:p>
          </table:table-cell>
          <table:table-cell table:style-name="ce23" office:value-type="float" office:value="6.30948150851348" calcext:value-type="float">
            <text:p><text:s text:c="3"/>6.31 </text:p>
          </table:table-cell>
          <table:table-cell table:style-name="ce29" office:value-type="float" office:value="53" calcext:value-type="float">
            <text:p><text:s text:c="3"/>53 </text:p>
          </table:table-cell>
          <table:table-cell table:style-name="ce23" office:value-type="float" office:value="0.197231318844894" calcext:value-type="float">
            <text:p><text:s text:c="3"/>0.20 </text:p>
          </table:table-cell>
          <table:table-cell table:style-name="ce37" office:value-type="float" office:value="2.32223972188343" calcext:value-type="float">
            <text:p><text:s text:c="3"/>2.32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6" office:value-type="float" office:value="125" calcext:value-type="float">
            <text:p><text:s text:c="3"/>125 </text:p>
          </table:table-cell>
          <table:table-cell table:style-name="ce22" office:value-type="float" office:value="0.82354956450699" calcext:value-type="float">
            <text:p><text:s text:c="3"/>0.82 </text:p>
          </table:table-cell>
          <table:table-cell table:style-name="ce22" office:value-type="float" office:value="9.69663196919521" calcext:value-type="float">
            <text:p><text:s text:c="3"/>9.70 </text:p>
          </table:table-cell>
          <table:table-cell table:style-name="ce29" office:value-type="float" office:value="84" calcext:value-type="float">
            <text:p><text:s text:c="3"/>84 </text:p>
          </table:table-cell>
          <table:table-cell table:style-name="ce22" office:value-type="float" office:value="0.553197514562595" calcext:value-type="float">
            <text:p><text:s text:c="3"/>0.55 </text:p>
          </table:table-cell>
          <table:table-cell table:style-name="ce22" office:value-type="float" office:value="6.51345460694669" calcext:value-type="float">
            <text:p><text:s text:c="3"/>6.51 </text:p>
          </table:table-cell>
          <table:table-cell table:style-name="ce28" office:value-type="float" office:value="141" calcext:value-type="float">
            <text:p><text:s text:c="3"/>141 </text:p>
          </table:table-cell>
          <table:table-cell table:style-name="ce22" office:value-type="float" office:value="0.928581542301499" calcext:value-type="float">
            <text:p><text:s text:c="3"/>0.93 </text:p>
          </table:table-cell>
          <table:table-cell table:style-name="ce22" office:value-type="float" office:value="10.9332988045177" calcext:value-type="float">
            <text:p><text:s text:c="3"/>10.93 </text:p>
          </table:table-cell>
          <table:table-cell table:style-name="ce28" office:value-type="float" office:value="57" calcext:value-type="float">
            <text:p><text:s text:c="3"/>57 </text:p>
          </table:table-cell>
          <table:table-cell table:style-name="ce22" office:value-type="float" office:value="0.375384027738904" calcext:value-type="float">
            <text:p><text:s text:c="3"/>0.38 </text:p>
          </table:table-cell>
          <table:table-cell table:style-name="ce22" office:value-type="float" office:value="4.41984419757097" calcext:value-type="float">
            <text:p><text:s text:c="3"/>4.42 </text:p>
          </table:table-cell>
          <table:table-cell table:style-name="ce28" office:value-type="float" office:value="73" calcext:value-type="float">
            <text:p><text:s text:c="3"/>73 </text:p>
          </table:table-cell>
          <table:table-cell table:style-name="ce22" office:value-type="float" office:value="0.480754982893684" calcext:value-type="float">
            <text:p><text:s text:c="3"/>0.48 </text:p>
          </table:table-cell>
          <table:table-cell table:style-name="ce22" office:value-type="float" office:value="5.66050221794176" calcext:value-type="float">
            <text:p><text:s text:c="3"/>5.66 </text:p>
          </table:table-cell>
          <table:table-cell table:style-name="ce28" office:value-type="float" office:value="29" calcext:value-type="float">
            <text:p><text:s text:c="3"/>29 </text:p>
          </table:table-cell>
          <table:table-cell table:style-name="ce22" office:value-type="float" office:value="0.190984856218039" calcext:value-type="float">
            <text:p><text:s text:c="3"/>0.19 </text:p>
          </table:table-cell>
          <table:table-cell table:style-name="ce36" office:value-type="float" office:value="2.24869266192207" calcext:value-type="float">
            <text:p><text:s text:c="3"/>2.25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7" office:value-type="float" office:value="121" calcext:value-type="float">
            <text:p><text:s text:c="3"/>121 </text:p>
          </table:table-cell>
          <table:table-cell table:style-name="ce23" office:value-type="float" office:value="0.872235518006978" calcext:value-type="float">
            <text:p><text:s text:c="3"/>0.87 </text:p>
          </table:table-cell>
          <table:table-cell table:style-name="ce23" office:value-type="float" office:value="10.2698698087918" calcext:value-type="float">
            <text:p><text:s text:c="3"/>10.27 </text:p>
          </table:table-cell>
          <table:table-cell table:style-name="ce29" office:value-type="float" office:value="77" calcext:value-type="float">
            <text:p><text:s text:c="3"/>77 </text:p>
          </table:table-cell>
          <table:table-cell table:style-name="ce23" office:value-type="float" office:value="0.554817000457544" calcext:value-type="float">
            <text:p><text:s text:c="3"/>0.55 </text:p>
          </table:table-cell>
          <table:table-cell table:style-name="ce23" office:value-type="float" office:value="6.53252274732269" calcext:value-type="float">
            <text:p><text:s text:c="3"/>6.53 </text:p>
          </table:table-cell>
          <table:table-cell table:style-name="ce29" office:value-type="float" office:value="128" calcext:value-type="float">
            <text:p><text:s text:c="3"/>128 </text:p>
          </table:table-cell>
          <table:table-cell table:style-name="ce23" office:value-type="float" office:value="0.922293195565787" calcext:value-type="float">
            <text:p><text:s text:c="3"/>0.92 </text:p>
          </table:table-cell>
          <table:table-cell table:style-name="ce23" office:value-type="float" office:value="10.859258592952" calcext:value-type="float">
            <text:p><text:s text:c="3"/>10.86 </text:p>
          </table:table-cell>
          <table:table-cell table:style-name="ce29" office:value-type="float" office:value="51" calcext:value-type="float">
            <text:p><text:s text:c="3"/>51 </text:p>
          </table:table-cell>
          <table:table-cell table:style-name="ce23" office:value-type="float" office:value="0.367476195108243" calcext:value-type="float">
            <text:p><text:s text:c="3"/>0.37 </text:p>
          </table:table-cell>
          <table:table-cell table:style-name="ce23" office:value-type="float" office:value="4.32673584562932" calcext:value-type="float">
            <text:p><text:s text:c="3"/>4.33 </text:p>
          </table:table-cell>
          <table:table-cell table:style-name="ce29" office:value-type="float" office:value="64" calcext:value-type="float">
            <text:p><text:s text:c="3"/>64 </text:p>
          </table:table-cell>
          <table:table-cell table:style-name="ce23" office:value-type="float" office:value="0.461146597782894" calcext:value-type="float">
            <text:p><text:s text:c="3"/>0.46 </text:p>
          </table:table-cell>
          <table:table-cell table:style-name="ce23" office:value-type="float" office:value="5.42962929647601" calcext:value-type="float">
            <text:p><text:s text:c="3"/>5.43 </text:p>
          </table:table-cell>
          <table:table-cell table:style-name="ce29" office:value-type="float" office:value="26" calcext:value-type="float">
            <text:p><text:s text:c="3"/>26 </text:p>
          </table:table-cell>
          <table:table-cell table:style-name="ce23" office:value-type="float" office:value="0.187340805349301" calcext:value-type="float">
            <text:p><text:s text:c="3"/>0.19 </text:p>
          </table:table-cell>
          <table:table-cell table:style-name="ce37" office:value-type="float" office:value="2.20578690169338" calcext:value-type="float">
            <text:p><text:s text:c="3"/>2.21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7" office:value-type="float" office:value="4" calcext:value-type="float">
            <text:p><text:s text:c="3"/>4 </text:p>
          </table:table-cell>
          <table:table-cell table:style-name="ce23" office:value-type="float" office:value="0.306325624138459" calcext:value-type="float">
            <text:p><text:s text:c="3"/>0.31 </text:p>
          </table:table-cell>
          <table:table-cell table:style-name="ce23" office:value-type="float" office:value="3.6067371874367" calcext:value-type="float">
            <text:p><text:s text:c="3"/>3.61 </text:p>
          </table:table-cell>
          <table:table-cell table:style-name="ce29" office:value-type="float" office:value="7" calcext:value-type="float">
            <text:p><text:s text:c="3"/>7 </text:p>
          </table:table-cell>
          <table:table-cell table:style-name="ce23" office:value-type="float" office:value="0.535987748851455" calcext:value-type="float">
            <text:p><text:s text:c="3"/>0.54 </text:p>
          </table:table-cell>
          <table:table-cell table:style-name="ce23" office:value-type="float" office:value="6.31082349454132" calcext:value-type="float">
            <text:p><text:s text:c="3"/>6.31 </text:p>
          </table:table-cell>
          <table:table-cell table:style-name="ce29" office:value-type="float" office:value="13" calcext:value-type="float">
            <text:p><text:s text:c="3"/>13 </text:p>
          </table:table-cell>
          <table:table-cell table:style-name="ce23" office:value-type="float" office:value="0.995405819295559" calcext:value-type="float">
            <text:p><text:s text:c="3"/>1.00 </text:p>
          </table:table-cell>
          <table:table-cell table:style-name="ce23" office:value-type="float" office:value="11.7201007755767" calcext:value-type="float">
            <text:p><text:s text:c="3"/>11.72 </text:p>
          </table:table-cell>
          <table:table-cell table:style-name="ce29" office:value-type="float" office:value="6" calcext:value-type="float">
            <text:p><text:s text:c="3"/>6 </text:p>
          </table:table-cell>
          <table:table-cell table:style-name="ce23" office:value-type="float" office:value="0.459418070444104" calcext:value-type="float">
            <text:p><text:s text:c="3"/>0.46 </text:p>
          </table:table-cell>
          <table:table-cell table:style-name="ce23" office:value-type="float" office:value="5.40927728103542" calcext:value-type="float">
            <text:p><text:s text:c="3"/>5.41 </text:p>
          </table:table-cell>
          <table:table-cell table:style-name="ce29" office:value-type="float" office:value="9" calcext:value-type="float">
            <text:p><text:s text:c="3"/>9 </text:p>
          </table:table-cell>
          <table:table-cell table:style-name="ce23" office:value-type="float" office:value="0.689127105666156" calcext:value-type="float">
            <text:p><text:s text:c="3"/>0.69 </text:p>
          </table:table-cell>
          <table:table-cell table:style-name="ce23" office:value-type="float" office:value="8.11391592155313" calcext:value-type="float">
            <text:p><text:s text:c="3"/>8.11 </text:p>
          </table:table-cell>
          <table:table-cell table:style-name="ce29" office:value-type="float" office:value="3" calcext:value-type="float">
            <text:p><text:s text:c="3"/>3 </text:p>
          </table:table-cell>
          <table:table-cell table:style-name="ce23" office:value-type="float" office:value="0.229709035222052" calcext:value-type="float">
            <text:p><text:s text:c="3"/>0.23 </text:p>
          </table:table-cell>
          <table:table-cell table:style-name="ce37" office:value-type="float" office:value="2.70463864051771" calcext:value-type="float">
            <text:p><text:s text:c="3"/>2.70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8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18"/>
          <table:table-cell table:style-name="ce24"/>
          <table:table-cell table:style-name="ce38"/>
          <table:table-cell table:number-columns-repeated="1005"/>
        </table:table-row>
        <table:table-row table:style-name="ro11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style-name="ce19" table:number-columns-repeated="14"/>
          <table:table-cell table:style-name="ce33" office:value-type="string" calcext:value-type="string" table:number-columns-spanned="4" table:number-rows-spanned="1">
            <text:p>內政部戶政司 民國107年11月5日編製</text:p>
          </table:table-cell>
          <table:covered-table-cell table:number-columns-repeated="3" table:style-name="ce33"/>
          <table:table-cell table:number-columns-repeated="1005"/>
        </table:table-row>
        <table:table-row table:style-name="ro13">
          <table:table-cell table:style-name="ce10" office:value-type="string" calcext:value-type="string">
            <text:p><text:s text:c="7"/>「0.00」表示未滿百分之0.005。</text:p>
          </table:table-cell>
          <table:table-cell table:style-name="ce20" table:number-columns-repeated="18"/>
          <table:table-cell table:style-name="ce39" table:number-columns-repeated="1005"/>
        </table:table-row>
        <table:table-row table:style-name="ro11">
          <table:table-cell table:style-name="ce11" office:value-type="string" calcext:value-type="string">
            <text:p><text:span text:style-name="T1">      2.折合年之比率為本月人數(對數)÷本月月中人口</text:span><text:span text:style-name="T2">×</text:span><text:span text:style-name="T3">本年日數</text:span><text:span text:style-name="T4">÷</text:span><text:span text:style-name="T3">本月日數×1000。</text:span></text:p>
          </table:table-cell>
          <table:table-cell table:style-name="ce19" table:number-columns-repeated="17"/>
          <table:table-cell/>
          <table:table-cell table:style-name="ce19" table:number-columns-repeated="1005"/>
        </table:table-row>
        <table:table-row table:style-name="ro14" table:number-rows-repeated="1048541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">
      <number:text>－ 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">
      <number:text>－ </number:text>
      <style:map style:condition="value()&gt;0" style:apply-style-name="N148P0"/>
      <style:map style:condition="value()&lt;0" style:apply-style-name="N14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6:55.782000000</dc:date>
    <meta:editing-cycles>1</meta:editing-cycles>
    <meta:editing-duration>PT10S</meta:editing-duration>
    <meta:document-statistic meta:table-count="1" meta:cell-count="516" meta:object-count="0"/>
    <meta:generator>LibreOffice/5.0.6.2$Linux_X86_64 LibreOffice_project/00$Build-2</meta:generator>
  </office:meta>
</office:document-meta>
</file>